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6728760" table:style-name="ce5">
            <text:p>6.728.760</text:p>
          </table:table-cell>
          <table:table-cell office:value-type="float" office:value="1011000" table:style-name="ce5">
            <text:p>1.011.0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476000" table:style-name="ce5">
            <text:p>476.000</text:p>
          </table:table-cell>
          <table:table-cell office:value-type="float" office:value="10021560" table:style-name="ce6">
            <text:p>10.021.560</text:p>
          </table:table-cell>
          <table:table-cell office:value-type="float" office:value="9868322" table:style-name="ce6">
            <text:p>9.868.322</text:p>
          </table:table-cell>
          <table:table-cell office:value-type="percentage" office:value="0.98470916703587064" table:style-name="ce7">
            <text:p>98,5%</text:p>
          </table:table-cell>
          <table:table-cell office:value-type="float" office:value="5532550" table:style-name="ce5">
            <text:p>5.532.550</text:p>
          </table:table-cell>
          <table:table-cell office:value-type="float" office:value="4603487" table:style-name="ce5">
            <text:p>4.603.487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166805" table:style-name="ce5">
            <text:p>1.166.805</text:p>
          </table:table-cell>
          <table:table-cell office:value-type="float" office:value="153300" table:style-name="ce5">
            <text:p>153.300</text:p>
          </table:table-cell>
          <table:table-cell office:value-type="float" office:value="285700" table:style-name="ce5">
            <text:p>285.700</text:p>
          </table:table-cell>
          <table:table-cell office:value-type="float" office:value="56900" table:style-name="ce5">
            <text:p>56.900</text:p>
          </table:table-cell>
          <table:table-cell office:value-type="float" office:value="1662705" table:style-name="ce6">
            <text:p>1.662.705</text:p>
          </table:table-cell>
          <table:table-cell office:value-type="float" office:value="1582951" table:style-name="ce6">
            <text:p>1.582.951</text:p>
          </table:table-cell>
          <table:table-cell office:value-type="percentage" office:value="0.95203358382876091" table:style-name="ce7">
            <text:p>95,2%</text:p>
          </table:table-cell>
          <table:table-cell office:value-type="float" office:value="908925" table:style-name="ce5">
            <text:p>908.925</text:p>
          </table:table-cell>
          <table:table-cell office:value-type="float" office:value="762078" table:style-name="ce5">
            <text:p>762.078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976685" table:style-name="ce5">
            <text:p>976.685</text:p>
          </table:table-cell>
          <table:table-cell office:value-type="float" office:value="126400" table:style-name="ce5">
            <text:p>126.400</text:p>
          </table:table-cell>
          <table:table-cell office:value-type="float" office:value="235900" table:style-name="ce5">
            <text:p>235.900</text:p>
          </table:table-cell>
          <table:table-cell office:value-type="float" office:value="43750" table:style-name="ce5">
            <text:p>43.750</text:p>
          </table:table-cell>
          <table:table-cell office:value-type="float" office:value="1382735" table:style-name="ce6">
            <text:p>1.382.735</text:p>
          </table:table-cell>
          <table:table-cell office:value-type="float" office:value="1377980" table:style-name="ce6">
            <text:p>1.377.980</text:p>
          </table:table-cell>
          <table:table-cell office:value-type="percentage" office:value="0.99656116320191501" table:style-name="ce7">
            <text:p>99,7%</text:p>
          </table:table-cell>
          <table:table-cell office:value-type="float" office:value="752608" table:style-name="ce5">
            <text:p>752.608</text:p>
          </table:table-cell>
          <table:table-cell office:value-type="float" office:value="671761" table:style-name="ce5">
            <text:p>671.761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901260" table:style-name="ce5">
            <text:p>901.260</text:p>
          </table:table-cell>
          <table:table-cell office:value-type="float" office:value="155000" table:style-name="ce5">
            <text:p>155.000</text:p>
          </table:table-cell>
          <table:table-cell office:value-type="float" office:value="256400" table:style-name="ce5">
            <text:p>256.400</text:p>
          </table:table-cell>
          <table:table-cell office:value-type="float" office:value="55550" table:style-name="ce5">
            <text:p>55.550</text:p>
          </table:table-cell>
          <table:table-cell office:value-type="float" office:value="1368210" table:style-name="ce6">
            <text:p>1.368.210</text:p>
          </table:table-cell>
          <table:table-cell office:value-type="float" office:value="1287439" table:style-name="ce6">
            <text:p>1.287.439</text:p>
          </table:table-cell>
          <table:table-cell office:value-type="percentage" office:value="0.9409659335920656" table:style-name="ce7">
            <text:p>94,1%</text:p>
          </table:table-cell>
          <table:table-cell office:value-type="float" office:value="737598" table:style-name="ce5">
            <text:p>737.598</text:p>
          </table:table-cell>
          <table:table-cell office:value-type="float" office:value="621947" table:style-name="ce5">
            <text:p>621.947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689450" table:style-name="ce5">
            <text:p>1.689.450</text:p>
          </table:table-cell>
          <table:table-cell office:value-type="float" office:value="284700" table:style-name="ce5">
            <text:p>284.700</text:p>
          </table:table-cell>
          <table:table-cell office:value-type="float" office:value="503700" table:style-name="ce5">
            <text:p>503.700</text:p>
          </table:table-cell>
          <table:table-cell office:value-type="float" office:value="120900" table:style-name="ce5">
            <text:p>120.900</text:p>
          </table:table-cell>
          <table:table-cell office:value-type="float" office:value="2598750" table:style-name="ce6">
            <text:p>2.598.750</text:p>
          </table:table-cell>
          <table:table-cell office:value-type="float" office:value="2443804" table:style-name="ce6">
            <text:p>2.443.804</text:p>
          </table:table-cell>
          <table:table-cell office:value-type="percentage" office:value="0.94037671957671953" table:style-name="ce7">
            <text:p>94,0%</text:p>
          </table:table-cell>
          <table:table-cell office:value-type="float" office:value="1421276" table:style-name="ce5">
            <text:p>1.421.276</text:p>
          </table:table-cell>
          <table:table-cell office:value-type="float" office:value="1152868" table:style-name="ce5">
            <text:p>1.152.868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14365" table:style-name="ce5">
            <text:p>514.365</text:p>
          </table:table-cell>
          <table:table-cell office:value-type="float" office:value="67300" table:style-name="ce5">
            <text:p>67.3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36815" table:style-name="ce6">
            <text:p>736.815</text:p>
          </table:table-cell>
          <table:table-cell office:value-type="float" office:value="690623" table:style-name="ce6">
            <text:p>690.623</text:p>
          </table:table-cell>
          <table:table-cell office:value-type="percentage" office:value="0.93730855099312582" table:style-name="ce7">
            <text:p>93,7%</text:p>
          </table:table-cell>
          <table:table-cell office:value-type="float" office:value="382466" table:style-name="ce5">
            <text:p>382.466</text:p>
          </table:table-cell>
          <table:table-cell office:value-type="float" office:value="328772" table:style-name="ce5">
            <text:p>328.772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288235" table:style-name="ce5">
            <text:p>2.288.235</text:p>
          </table:table-cell>
          <table:table-cell office:value-type="float" office:value="305000" table:style-name="ce5">
            <text:p>305.000</text:p>
          </table:table-cell>
          <table:table-cell office:value-type="float" office:value="514400" table:style-name="ce5">
            <text:p>514.400</text:p>
          </table:table-cell>
          <table:table-cell office:value-type="float" office:value="102850" table:style-name="ce5">
            <text:p>102.850</text:p>
          </table:table-cell>
          <table:table-cell office:value-type="float" office:value="3210485" table:style-name="ce6">
            <text:p>3.210.485</text:p>
          </table:table-cell>
          <table:table-cell office:value-type="float" office:value="2999224" table:style-name="ce6">
            <text:p>2.999.224</text:p>
          </table:table-cell>
          <table:table-cell office:value-type="percentage" office:value="0.93419654662769025" table:style-name="ce7">
            <text:p>93,4%</text:p>
          </table:table-cell>
          <table:table-cell office:value-type="float" office:value="1677809" table:style-name="ce5">
            <text:p>1.677.809</text:p>
          </table:table-cell>
          <table:table-cell office:value-type="float" office:value="1465388" table:style-name="ce5">
            <text:p>1.465.388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717425" table:style-name="ce5">
            <text:p>1.717.425</text:p>
          </table:table-cell>
          <table:table-cell office:value-type="float" office:value="240500" table:style-name="ce5">
            <text:p>240.500</text:p>
          </table:table-cell>
          <table:table-cell office:value-type="float" office:value="460900" table:style-name="ce5">
            <text:p>460.900</text:p>
          </table:table-cell>
          <table:table-cell office:value-type="float" office:value="89425" table:style-name="ce5">
            <text:p>89.425</text:p>
          </table:table-cell>
          <table:table-cell office:value-type="float" office:value="2508250" table:style-name="ce6">
            <text:p>2.508.250</text:p>
          </table:table-cell>
          <table:table-cell office:value-type="float" office:value="2377764" table:style-name="ce6">
            <text:p>2.377.764</text:p>
          </table:table-cell>
          <table:table-cell office:value-type="percentage" office:value="0.94797727499252471" table:style-name="ce7">
            <text:p>94,8%</text:p>
          </table:table-cell>
          <table:table-cell office:value-type="float" office:value="1354631" table:style-name="ce5">
            <text:p>1.354.631</text:p>
          </table:table-cell>
          <table:table-cell office:value-type="float" office:value="1096540" table:style-name="ce5">
            <text:p>1.096.540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6336170" table:style-name="ce5">
            <text:p>6.336.170</text:p>
          </table:table-cell>
          <table:table-cell office:value-type="float" office:value="895800" table:style-name="ce5">
            <text:p>895.8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94000" table:style-name="ce5">
            <text:p>394.000</text:p>
          </table:table-cell>
          <table:table-cell office:value-type="float" office:value="9324070" table:style-name="ce6">
            <text:p>9.324.070</text:p>
          </table:table-cell>
          <table:table-cell office:value-type="float" office:value="8797922" table:style-name="ce6">
            <text:p>8.797.922</text:p>
          </table:table-cell>
          <table:table-cell office:value-type="percentage" office:value="0.94357099421175517" table:style-name="ce7">
            <text:p>94,4%</text:p>
          </table:table-cell>
          <table:table-cell office:value-type="float" office:value="4945770" table:style-name="ce5">
            <text:p>4.945.770</text:p>
          </table:table-cell>
          <table:table-cell office:value-type="float" office:value="4309817" table:style-name="ce5">
            <text:p>4.309.817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4048390" table:style-name="ce5">
            <text:p>4.048.390</text:p>
          </table:table-cell>
          <table:table-cell office:value-type="float" office:value="573000" table:style-name="ce5">
            <text:p>573.0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5938440" table:style-name="ce6">
            <text:p>5.938.440</text:p>
          </table:table-cell>
          <table:table-cell office:value-type="float" office:value="5627530" table:style-name="ce6">
            <text:p>5.627.530</text:p>
          </table:table-cell>
          <table:table-cell office:value-type="percentage" office:value="0.94764449922875371" table:style-name="ce7">
            <text:p>94,8%</text:p>
          </table:table-cell>
          <table:table-cell office:value-type="float" office:value="3194745" table:style-name="ce5">
            <text:p>3.194.745</text:p>
          </table:table-cell>
          <table:table-cell office:value-type="float" office:value="2633534" table:style-name="ce5">
            <text:p>2.633.534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937835" table:style-name="ce5">
            <text:p>937.835</text:p>
          </table:table-cell>
          <table:table-cell office:value-type="float" office:value="121900" table:style-name="ce5">
            <text:p>121.900</text:p>
          </table:table-cell>
          <table:table-cell office:value-type="float" office:value="228000" table:style-name="ce5">
            <text:p>228.000</text:p>
          </table:table-cell>
          <table:table-cell office:value-type="float" office:value="45550" table:style-name="ce5">
            <text:p>45.550</text:p>
          </table:table-cell>
          <table:table-cell office:value-type="float" office:value="1333285" table:style-name="ce6">
            <text:p>1.333.285</text:p>
          </table:table-cell>
          <table:table-cell office:value-type="float" office:value="1333314" table:style-name="ce6">
            <text:p>1.333.314</text:p>
          </table:table-cell>
          <table:table-cell office:value-type="percentage" office:value="1.0000217507884661" table:style-name="ce7">
            <text:p>100,0%</text:p>
          </table:table-cell>
          <table:table-cell office:value-type="float" office:value="743962" table:style-name="ce5">
            <text:p>743.962</text:p>
          </table:table-cell>
          <table:table-cell office:value-type="float" office:value="653822" table:style-name="ce5">
            <text:p>653.822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492215" table:style-name="ce5">
            <text:p>2.492.215</text:p>
          </table:table-cell>
          <table:table-cell office:value-type="float" office:value="323400" table:style-name="ce5">
            <text:p>323.400</text:p>
          </table:table-cell>
          <table:table-cell office:value-type="float" office:value="595400" table:style-name="ce5">
            <text:p>595.400</text:p>
          </table:table-cell>
          <table:table-cell office:value-type="float" office:value="116000" table:style-name="ce5">
            <text:p>116.000</text:p>
          </table:table-cell>
          <table:table-cell office:value-type="float" office:value="3527015" table:style-name="ce6">
            <text:p>3.527.015</text:p>
          </table:table-cell>
          <table:table-cell office:value-type="float" office:value="3442249" table:style-name="ce6">
            <text:p>3.442.249</text:p>
          </table:table-cell>
          <table:table-cell office:value-type="percentage" office:value="0.97596664601653238" table:style-name="ce7">
            <text:p>97,6%</text:p>
          </table:table-cell>
          <table:table-cell office:value-type="float" office:value="1894260" table:style-name="ce5">
            <text:p>1.894.260</text:p>
          </table:table-cell>
          <table:table-cell office:value-type="float" office:value="1696002" table:style-name="ce5">
            <text:p>1.696.002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77355" table:style-name="ce5">
            <text:p>277.355</text:p>
          </table:table-cell>
          <table:table-cell office:value-type="float" office:value="36300" table:style-name="ce5">
            <text:p>36.300</text:p>
          </table:table-cell>
          <table:table-cell office:value-type="float" office:value="61400" table:style-name="ce5">
            <text:p>61.400</text:p>
          </table:table-cell>
          <table:table-cell office:value-type="float" office:value="14150" table:style-name="ce5">
            <text:p>14.150</text:p>
          </table:table-cell>
          <table:table-cell office:value-type="float" office:value="389205" table:style-name="ce6">
            <text:p>389.205</text:p>
          </table:table-cell>
          <table:table-cell office:value-type="float" office:value="360076" table:style-name="ce6">
            <text:p>360.076</text:p>
          </table:table-cell>
          <table:table-cell office:value-type="percentage" office:value="0.92515769324648967" table:style-name="ce7">
            <text:p>92,5%</text:p>
          </table:table-cell>
          <table:table-cell office:value-type="float" office:value="210088" table:style-name="ce5">
            <text:p>210.088</text:p>
          </table:table-cell>
          <table:table-cell office:value-type="float" office:value="173846" table:style-name="ce5">
            <text:p>173.846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5424045" table:style-name="ce5">
            <text:p>5.424.045</text:p>
          </table:table-cell>
          <table:table-cell office:value-type="float" office:value="825900" table:style-name="ce5">
            <text:p>825.9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41800" table:style-name="ce5">
            <text:p>341.800</text:p>
          </table:table-cell>
          <table:table-cell office:value-type="float" office:value="7901145" table:style-name="ce6">
            <text:p>7.901.145</text:p>
          </table:table-cell>
          <table:table-cell office:value-type="float" office:value="7549034" table:style-name="ce6">
            <text:p>7.549.034</text:p>
          </table:table-cell>
          <table:table-cell office:value-type="percentage" office:value="0.95543544638150546" table:style-name="ce7">
            <text:p>95,5%</text:p>
          </table:table-cell>
          <table:table-cell office:value-type="float" office:value="4505559" table:style-name="ce5">
            <text:p>4.505.559</text:p>
          </table:table-cell>
          <table:table-cell office:value-type="float" office:value="3592539" table:style-name="ce5">
            <text:p>3.592.539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201145" table:style-name="ce5">
            <text:p>1.201.145</text:p>
          </table:table-cell>
          <table:table-cell office:value-type="float" office:value="185000" table:style-name="ce5">
            <text:p>185.0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734145" table:style-name="ce6">
            <text:p>1.734.145</text:p>
          </table:table-cell>
          <table:table-cell office:value-type="float" office:value="1650953" table:style-name="ce6">
            <text:p>1.650.953</text:p>
          </table:table-cell>
          <table:table-cell office:value-type="percentage" office:value="0.95202707962713617" table:style-name="ce7">
            <text:p>95,2%</text:p>
          </table:table-cell>
          <table:table-cell office:value-type="float" office:value="953998" table:style-name="ce5">
            <text:p>953.998</text:p>
          </table:table-cell>
          <table:table-cell office:value-type="float" office:value="758967" table:style-name="ce5">
            <text:p>758.967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50635" table:style-name="ce5">
            <text:p>550.635</text:p>
          </table:table-cell>
          <table:table-cell office:value-type="float" office:value="81200" table:style-name="ce5">
            <text:p>81.200</text:p>
          </table:table-cell>
          <table:table-cell office:value-type="float" office:value="145700" table:style-name="ce5">
            <text:p>145.700</text:p>
          </table:table-cell>
          <table:table-cell office:value-type="float" office:value="28900" table:style-name="ce5">
            <text:p>28.900</text:p>
          </table:table-cell>
          <table:table-cell office:value-type="float" office:value="806435" table:style-name="ce6">
            <text:p>806.435</text:p>
          </table:table-cell>
          <table:table-cell office:value-type="float" office:value="772163" table:style-name="ce6">
            <text:p>772.163</text:p>
          </table:table-cell>
          <table:table-cell office:value-type="percentage" office:value="0.95750184453799747" table:style-name="ce7">
            <text:p>95,8%</text:p>
          </table:table-cell>
          <table:table-cell office:value-type="float" office:value="438358" table:style-name="ce5">
            <text:p>438.358</text:p>
          </table:table-cell>
          <table:table-cell office:value-type="float" office:value="377159" table:style-name="ce5">
            <text:p>377.159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918620" table:style-name="ce5">
            <text:p>1.918.620</text:p>
          </table:table-cell>
          <table:table-cell office:value-type="float" office:value="251400" table:style-name="ce5">
            <text:p>251.400</text:p>
          </table:table-cell>
          <table:table-cell office:value-type="float" office:value="549600" table:style-name="ce5">
            <text:p>549.600</text:p>
          </table:table-cell>
          <table:table-cell office:value-type="float" office:value="97800" table:style-name="ce5">
            <text:p>97.800</text:p>
          </table:table-cell>
          <table:table-cell office:value-type="float" office:value="2817420" table:style-name="ce6">
            <text:p>2.817.420</text:p>
          </table:table-cell>
          <table:table-cell office:value-type="float" office:value="2682155" table:style-name="ce6">
            <text:p>2.682.155</text:p>
          </table:table-cell>
          <table:table-cell office:value-type="percentage" office:value="0.95198976368450572" table:style-name="ce7">
            <text:p>95,2%</text:p>
          </table:table-cell>
          <table:table-cell office:value-type="float" office:value="1469465" table:style-name="ce5">
            <text:p>1.469.465</text:p>
          </table:table-cell>
          <table:table-cell office:value-type="float" office:value="1355860" table:style-name="ce5">
            <text:p>1.355.860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68670" table:style-name="ce5">
            <text:p>68.670</text:p>
          </table:table-cell>
          <table:table-cell office:value-type="float" office:value="11700" table:style-name="ce5">
            <text:p>11.7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02620" table:style-name="ce6">
            <text:p>102.620</text:p>
          </table:table-cell>
          <table:table-cell office:value-type="float" office:value="90859" table:style-name="ce6">
            <text:p>90.859</text:p>
          </table:table-cell>
          <table:table-cell office:value-type="percentage" office:value="0.88539271097251993" table:style-name="ce7">
            <text:p>88,5%</text:p>
          </table:table-cell>
          <table:table-cell office:value-type="float" office:value="50836" table:style-name="ce5">
            <text:p>50.836</text:p>
          </table:table-cell>
          <table:table-cell office:value-type="float" office:value="45136" table:style-name="ce5">
            <text:p>45.136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68670" table:style-name="ce5">
            <text:p>68.670</text:p>
          </table:table-cell>
          <table:table-cell office:value-type="float" office:value="11400" table:style-name="ce5">
            <text:p>11.400</text:p>
          </table:table-cell>
          <table:table-cell office:value-type="float" office:value="15100" table:style-name="ce5">
            <text:p>15.100</text:p>
          </table:table-cell>
          <table:table-cell office:value-type="float" office:value="5250" table:style-name="ce5">
            <text:p>5.250</text:p>
          </table:table-cell>
          <table:table-cell office:value-type="float" office:value="100420" table:style-name="ce6">
            <text:p>100.420</text:p>
          </table:table-cell>
          <table:table-cell office:value-type="float" office:value="82306" table:style-name="ce6">
            <text:p>82.306</text:p>
          </table:table-cell>
          <table:table-cell office:value-type="percentage" office:value="0.81961760605457079" table:style-name="ce7">
            <text:p>82,0%</text:p>
          </table:table-cell>
          <table:table-cell office:value-type="float" office:value="48343" table:style-name="ce5">
            <text:p>48.343</text:p>
          </table:table-cell>
          <table:table-cell office:value-type="float" office:value="41080" table:style-name="ce5">
            <text:p>41.080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38300" table:style-name="ce5">
            <text:p>38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95768" table:style-name="ce6">
            <text:p>195.768</text:p>
          </table:table-cell>
          <table:table-cell office:value-type="float" office:value="165017" table:style-name="ce6">
            <text:p>165.017</text:p>
          </table:table-cell>
          <table:table-cell office:value-type="percentage" office:value="0.84292121286420663" table:style-name="ce7">
            <text:p>84,3%</text:p>
          </table:table-cell>
          <table:table-cell office:value-type="float" office:value="89055" table:style-name="ce5">
            <text:p>89.055</text:p>
          </table:table-cell>
          <table:table-cell office:value-type="float" office:value="77107" table:style-name="ce5">
            <text:p>77.107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930" table:style-name="ce5">
            <text:p>3.930</text:p>
          </table:table-cell>
          <table:table-cell office:value-type="float" office:value="0" table:style-name="ce5">
            <text:p>0</text:p>
          </table:table-cell>
          <table:table-cell office:value-type="float" office:value="2530" table:style-name="ce5">
            <text:p>2.530</text:p>
          </table:table-cell>
          <table:table-cell office:value-type="float" office:value="6460" table:style-name="ce6">
            <text:p>6.460</text:p>
          </table:table-cell>
          <table:table-cell office:value-type="float" office:value="3667" table:style-name="ce6">
            <text:p>3.667</text:p>
          </table:table-cell>
          <table:table-cell office:value-type="percentage" office:value="0.56764705882352939" table:style-name="ce7">
            <text:p>56,8%</text:p>
          </table:table-cell>
          <table:table-cell office:value-type="float" office:value="2838" table:style-name="ce5">
            <text:p>2.838</text:p>
          </table:table-cell>
          <table:table-cell office:value-type="float" office:value="2387" table:style-name="ce5">
            <text:p>2.387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9356103" table:style-name="ce11">
            <text:p>39.356.103</text:p>
          </table:table-cell>
          <table:table-cell office:value-type="float" office:value="5702430" table:style-name="ce12">
            <text:p>5.702.430</text:p>
          </table:table-cell>
          <table:table-cell office:value-type="float" office:value="10189600" table:style-name="ce13">
            <text:p>10.189.600</text:p>
          </table:table-cell>
          <table:table-cell office:value-type="float" office:value="2417805" table:style-name="ce14">
            <text:p>2.417.805</text:p>
          </table:table-cell>
          <table:table-cell office:value-type="float" office:value="57665938" table:style-name="ce15">
            <text:p>57.665.938</text:p>
          </table:table-cell>
          <table:table-cell office:value-type="float" office:value="55185352" table:style-name="ce15">
            <text:p>55.185.352</text:p>
          </table:table-cell>
          <table:table-cell office:value-type="percentage" office:value="0.95698351425411654" table:style-name="ce16">
            <text:p>95,7%</text:p>
          </table:table-cell>
          <table:table-cell office:value-type="float" office:value="31315140" table:style-name="ce15">
            <text:p>31.315.140</text:p>
          </table:table-cell>
          <table:table-cell office:value-type="float" office:value="26420097" table:style-name="ce15">
            <text:p>26.420.097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22719" table:style-name="ce23">
            <text:p>4.322.719</text:p>
          </table:table-cell>
          <table:table-cell office:value-type="percentage" office:value="0.93359651970258606" table:style-name="ce24">
            <text:p>93,4%</text:p>
          </table:table-cell>
          <table:table-cell office:value-type="float" office:value="4050129" table:style-name="ce23">
            <text:p>4.050.129</text:p>
          </table:table-cell>
          <table:table-cell office:value-type="percentage" office:value="0.87472406574346262" table:style-name="ce24">
            <text:p>87,5%</text:p>
          </table:table-cell>
          <table:table-cell office:value-type="date" office:date-value="2021-07-27T00:00:00" table:style-name="ce25">
            <text:p>2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24167" table:style-name="ce5">
            <text:p>724.167</text:p>
          </table:table-cell>
          <table:table-cell office:value-type="percentage" office:value="0.91976635193525524" table:style-name="ce26">
            <text:p>92,0%</text:p>
          </table:table-cell>
          <table:table-cell office:value-type="float" office:value="679677" table:style-name="ce5">
            <text:p>679.677</text:p>
          </table:table-cell>
          <table:table-cell office:value-type="percentage" office:value="0.86325948957118803" table:style-name="ce26">
            <text:p>86,3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36021" table:style-name="ce5">
            <text:p>636.021</text:p>
          </table:table-cell>
          <table:table-cell office:value-type="percentage" office:value="0.9403517331618283" table:style-name="ce26">
            <text:p>94,0%</text:p>
          </table:table-cell>
          <table:table-cell office:value-type="float" office:value="615260" table:style-name="ce5">
            <text:p>615.260</text:p>
          </table:table-cell>
          <table:table-cell office:value-type="percentage" office:value="0.90965676816511798" table:style-name="ce26">
            <text:p>91,0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28789" table:style-name="ce5">
            <text:p>528.789</text:p>
          </table:table-cell>
          <table:table-cell office:value-type="percentage" office:value="0.85390741823278826" table:style-name="ce26">
            <text:p>85,4%</text:p>
          </table:table-cell>
          <table:table-cell office:value-type="float" office:value="505423" table:style-name="ce5">
            <text:p>505.423</text:p>
          </table:table-cell>
          <table:table-cell office:value-type="percentage" office:value="0.81617516447102822" table:style-name="ce26">
            <text:p>81,6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58707" table:style-name="ce5">
            <text:p>1.058.707</text:p>
          </table:table-cell>
          <table:table-cell office:value-type="percentage" office:value="0.86900709598250014" table:style-name="ce26">
            <text:p>86,9%</text:p>
          </table:table-cell>
          <table:table-cell office:value-type="float" office:value="988781" table:style-name="ce5">
            <text:p>988.781</text:p>
          </table:table-cell>
          <table:table-cell office:value-type="percentage" office:value="0.81161048842850048" table:style-name="ce26">
            <text:p>81,2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5857" table:style-name="ce5">
            <text:p>335.857</text:p>
          </table:table-cell>
          <table:table-cell office:value-type="percentage" office:value="0.93505036387832485" table:style-name="ce26">
            <text:p>93,5%</text:p>
          </table:table-cell>
          <table:table-cell office:value-type="float" office:value="313252" table:style-name="ce5">
            <text:p>313.252</text:p>
          </table:table-cell>
          <table:table-cell office:value-type="percentage" office:value="0.87211639651879524" table:style-name="ce26">
            <text:p>87,2%</text:p>
          </table:table-cell>
          <table:table-cell office:value-type="date" office:date-value="2021-07-26T00:00:00" table:style-name="ce8">
            <text:p>26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41198" table:style-name="ce5">
            <text:p>1.441.198</text:p>
          </table:table-cell>
          <table:table-cell office:value-type="percentage" office:value="0.94065485646704372" table:style-name="ce26">
            <text:p>94,1%</text:p>
          </table:table-cell>
          <table:table-cell office:value-type="float" office:value="1381558" table:style-name="ce5">
            <text:p>1.381.558</text:p>
          </table:table-cell>
          <table:table-cell office:value-type="percentage" office:value="0.90172845243394451" table:style-name="ce26">
            <text:p>90,2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63213" table:style-name="ce5">
            <text:p>1.063.213</text:p>
          </table:table-cell>
          <table:table-cell office:value-type="percentage" office:value="0.92387267535726636" table:style-name="ce26">
            <text:p>92,4%</text:p>
          </table:table-cell>
          <table:table-cell office:value-type="float" office:value="963541" table:style-name="ce5">
            <text:p>963.541</text:p>
          </table:table-cell>
          <table:table-cell office:value-type="percentage" office:value="0.83726327790049204" table:style-name="ce26">
            <text:p>83,7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42552" table:style-name="ce5">
            <text:p>3.842.552</text:p>
          </table:table-cell>
          <table:table-cell office:value-type="percentage" office:value="0.88771098877768295" table:style-name="ce26">
            <text:p>88,8%</text:p>
          </table:table-cell>
          <table:table-cell office:value-type="float" office:value="3687263" table:style-name="ce5">
            <text:p>3.687.263</text:p>
          </table:table-cell>
          <table:table-cell office:value-type="percentage" office:value="0.85183593705781102" table:style-name="ce26">
            <text:p>85,2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92423" table:style-name="ce5">
            <text:p>2.692.423</text:p>
          </table:table-cell>
          <table:table-cell office:value-type="percentage" office:value="0.92872820444539805" table:style-name="ce26">
            <text:p>92,9%</text:p>
          </table:table-cell>
          <table:table-cell office:value-type="float" office:value="2492103" table:style-name="ce5">
            <text:p>2.492.103</text:p>
          </table:table-cell>
          <table:table-cell office:value-type="percentage" office:value="0.85962953981710521" table:style-name="ce26">
            <text:p>86,0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4351" table:style-name="ce5">
            <text:p>604.351</text:p>
          </table:table-cell>
          <table:table-cell office:value-type="percentage" office:value="0.97180038849439132" table:style-name="ce26">
            <text:p>97,2%</text:p>
          </table:table-cell>
          <table:table-cell office:value-type="float" office:value="584056" table:style-name="ce5">
            <text:p>584.056</text:p>
          </table:table-cell>
          <table:table-cell office:value-type="percentage" office:value="0.93916589482350521" table:style-name="ce26">
            <text:p>93,9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38058" table:style-name="ce5">
            <text:p>1.638.058</text:p>
          </table:table-cell>
          <table:table-cell office:value-type="percentage" office:value="0.9523033821851159" table:style-name="ce26">
            <text:p>95,2%</text:p>
          </table:table-cell>
          <table:table-cell office:value-type="float" office:value="1600336" table:style-name="ce5">
            <text:p>1.600.336</text:p>
          </table:table-cell>
          <table:table-cell office:value-type="percentage" office:value="0.93037327459259656" table:style-name="ce26">
            <text:p>93,0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6912" table:style-name="ce5">
            <text:p>176.912</text:p>
          </table:table-cell>
          <table:table-cell office:value-type="percentage" office:value="0.93772427793767654" table:style-name="ce26">
            <text:p>93,8%</text:p>
          </table:table-cell>
          <table:table-cell office:value-type="float" office:value="162310" table:style-name="ce5">
            <text:p>162.310</text:p>
          </table:table-cell>
          <table:table-cell office:value-type="percentage" office:value="0.86032619354291562" table:style-name="ce26">
            <text:p>86,0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25302" table:style-name="ce5">
            <text:p>3.425.302</text:p>
          </table:table-cell>
          <table:table-cell office:value-type="percentage" office:value="0.91775054390345845" table:style-name="ce26">
            <text:p>91,8%</text:p>
          </table:table-cell>
          <table:table-cell office:value-type="float" office:value="3194103" table:style-name="ce5">
            <text:p>3.194.103</text:p>
          </table:table-cell>
          <table:table-cell office:value-type="percentage" office:value="0.85580476277235362" table:style-name="ce26">
            <text:p>85,6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32723" table:style-name="ce5">
            <text:p>732.723</text:p>
          </table:table-cell>
          <table:table-cell office:value-type="percentage" office:value="0.9310425010673552" table:style-name="ce26">
            <text:p>93,1%</text:p>
          </table:table-cell>
          <table:table-cell office:value-type="float" office:value="672672" table:style-name="ce5">
            <text:p>672.672</text:p>
          </table:table-cell>
          <table:table-cell office:value-type="percentage" office:value="0.8547380405391668" table:style-name="ce26">
            <text:p>85,5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7095" table:style-name="ce5">
            <text:p>347.095</text:p>
          </table:table-cell>
          <table:table-cell office:value-type="percentage" office:value="0.92435911775828361" table:style-name="ce26">
            <text:p>92,4%</text:p>
          </table:table-cell>
          <table:table-cell office:value-type="float" office:value="333713" table:style-name="ce5">
            <text:p>333.713</text:p>
          </table:table-cell>
          <table:table-cell office:value-type="percentage" office:value="0.88872111169699974" table:style-name="ce26">
            <text:p>88,9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57451" table:style-name="ce5">
            <text:p>1.257.451</text:p>
          </table:table-cell>
          <table:table-cell office:value-type="percentage" office:value="0.92920133603298705" table:style-name="ce26">
            <text:p>92,9%</text:p>
          </table:table-cell>
          <table:table-cell office:value-type="float" office:value="1229085" table:style-name="ce5">
            <text:p>1.229.085</text:p>
          </table:table-cell>
          <table:table-cell office:value-type="percentage" office:value="0.9082401016803866" table:style-name="ce26">
            <text:p>90,8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322" table:style-name="ce5">
            <text:p>33.322</text:p>
          </table:table-cell>
          <table:table-cell office:value-type="percentage" office:value="0.85489250346349221" table:style-name="ce26">
            <text:p>85,5%</text:p>
          </table:table-cell>
          <table:table-cell office:value-type="float" office:value="32123" table:style-name="ce5">
            <text:p>32.123</text:p>
          </table:table-cell>
          <table:table-cell office:value-type="percentage" office:value="0.82413156139360666" table:style-name="ce26">
            <text:p>82,4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793" table:style-name="ce5">
            <text:p>30.793</text:p>
          </table:table-cell>
          <table:table-cell office:value-type="percentage" office:value="0.82721289456010749" table:style-name="ce26">
            <text:p>82,7%</text:p>
          </table:table-cell>
          <table:table-cell office:value-type="float" office:value="29809" table:style-name="ce5">
            <text:p>29.809</text:p>
          </table:table-cell>
          <table:table-cell office:value-type="percentage" office:value="0.80077904633982544" table:style-name="ce26">
            <text:p>80,1%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379" table:style-name="ce5">
            <text:p>34.379</text:p>
          </table:table-cell>
          <table:table-cell office:value-type="string" table:style-name="ce26">
            <text:p>-</text:p>
          </table:table-cell>
          <table:table-cell office:value-type="float" office:value="31080" table:style-name="ce5">
            <text:p>31.080</text:p>
          </table:table-cell>
          <table:table-cell office:value-type="string" table:style-name="ce26">
            <text:p>-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270" table:style-name="ce5">
            <text:p>1.270</text:p>
          </table:table-cell>
          <table:table-cell office:value-type="string" table:style-name="ce26">
            <text:p>-</text:p>
          </table:table-cell>
          <table:table-cell office:value-type="float" office:value="1159" table:style-name="ce5">
            <text:p>1.159</text:p>
          </table:table-cell>
          <table:table-cell office:value-type="string" table:style-name="ce26">
            <text:p>-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927302" table:style-name="ce15">
            <text:p>24.927.302</text:p>
          </table:table-cell>
          <table:table-cell office:value-type="percentage" office:value="0.92131917913662198" table:style-name="ce16">
            <text:p>92,1%</text:p>
          </table:table-cell>
          <table:table-cell office:value-type="float" office:value="23547433" table:style-name="ce15">
            <text:p>23.547.433</text:p>
          </table:table-cell>
          <table:table-cell office:value-type="percentage" office:value="0.8703188833807447" table:style-name="ce16">
            <text:p>87,0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461" table:style-name="ce35">
            <text:p>432.461</text:p>
          </table:table-cell>
          <table:table-cell office:value-type="percentage" office:value="1" table:style-name="ce36">
            <text:p>100,0%</text:p>
          </table:table-cell>
          <table:table-cell office:value-type="float" office:value="650021" table:style-name="ce35">
            <text:p>650.021</text:p>
          </table:table-cell>
          <table:table-cell office:value-type="percentage" office:value="0.99944647829503019" table:style-name="ce36">
            <text:p>99,9%</text:p>
          </table:table-cell>
          <table:table-cell office:value-type="float" office:value="905444" table:style-name="ce35">
            <text:p>905.444</text:p>
          </table:table-cell>
          <table:table-cell office:value-type="percentage" office:value="0.98831737701482403" table:style-name="ce36">
            <text:p>98,8%</text:p>
          </table:table-cell>
          <table:table-cell office:value-type="float" office:value="1169866" table:style-name="ce35">
            <text:p>1.169.866</text:p>
          </table:table-cell>
          <table:table-cell office:value-type="percentage" office:value="0.92477990483952444" table:style-name="ce36">
            <text:p>92,5%</text:p>
          </table:table-cell>
          <table:table-cell office:value-type="float" office:value="1164927" table:style-name="ce35">
            <text:p>1.164.927</text:p>
          </table:table-cell>
          <table:table-cell office:value-type="percentage" office:value="0.84103330123007924" table:style-name="ce36">
            <text:p>84,1%</text:p>
          </table:table-cell>
          <table:table-cell office:value-type="float" office:value="775029" table:style-name="ce35">
            <text:p>775.029</text:p>
          </table:table-cell>
          <table:table-cell office:value-type="percentage" office:value="0.67972061458476762" table:style-name="ce36">
            <text:p>68,0%</text:p>
          </table:table-cell>
          <table:table-cell office:value-type="float" office:value="410609" table:style-name="ce35">
            <text:p>410.609</text:p>
          </table:table-cell>
          <table:table-cell office:value-type="percentage" office:value="0.4421464198339134" table:style-name="ce36">
            <text:p>44,2%</text:p>
          </table:table-cell>
          <table:table-cell office:value-type="float" office:value="24193" table:style-name="ce35">
            <text:p>24.193</text:p>
          </table:table-cell>
          <table:table-cell office:value-type="percentage" office:value="3.2132786652269138E-2" table:style-name="ce36">
            <text:p>3,2%</text:p>
          </table:table-cell>
          <table:table-cell office:value-type="float" office:value="5532550" table:style-name="ce35">
            <text:p>5.532.55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4242734308689973" table:style-name="ce36">
            <text:p>7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899" table:style-name="ce38">
            <text:p>100.899</text:p>
          </table:table-cell>
          <table:table-cell office:value-type="percentage" office:value="1" table:style-name="ce39">
            <text:p>100,0%</text:p>
          </table:table-cell>
          <table:table-cell office:value-type="float" office:value="118535" table:style-name="ce38">
            <text:p>118.535</text:p>
          </table:table-cell>
          <table:table-cell office:value-type="percentage" office:value="0.99646925307889533" table:style-name="ce39">
            <text:p>99,6%</text:p>
          </table:table-cell>
          <table:table-cell office:value-type="float" office:value="151029" table:style-name="ce38">
            <text:p>151.029</text:p>
          </table:table-cell>
          <table:table-cell office:value-type="percentage" office:value="0.96586236226313738" table:style-name="ce39">
            <text:p>96,6%</text:p>
          </table:table-cell>
          <table:table-cell office:value-type="float" office:value="178453" table:style-name="ce38">
            <text:p>178.453</text:p>
          </table:table-cell>
          <table:table-cell office:value-type="percentage" office:value="0.90006859471618939" table:style-name="ce39">
            <text:p>90,0%</text:p>
          </table:table-cell>
          <table:table-cell office:value-type="float" office:value="175251" table:style-name="ce38">
            <text:p>175.251</text:p>
          </table:table-cell>
          <table:table-cell office:value-type="percentage" office:value="0.81533708936787896" table:style-name="ce39">
            <text:p>81,5%</text:p>
          </table:table-cell>
          <table:table-cell office:value-type="float" office:value="104604" table:style-name="ce38">
            <text:p>104.604</text:p>
          </table:table-cell>
          <table:table-cell office:value-type="percentage" office:value="0.63671889266279535" table:style-name="ce39">
            <text:p>63,7%</text:p>
          </table:table-cell>
          <table:table-cell office:value-type="float" office:value="62393" table:style-name="ce38">
            <text:p>62.393</text:p>
          </table:table-cell>
          <table:table-cell office:value-type="percentage" office:value="0.47847025712992997" table:style-name="ce39">
            <text:p>47,8%</text:p>
          </table:table-cell>
          <table:table-cell office:value-type="float" office:value="17761" table:style-name="ce38">
            <text:p>17.761</text:p>
          </table:table-cell>
          <table:table-cell office:value-type="percentage" office:value="0.17225460435073564" table:style-name="ce39">
            <text:p>17,2%</text:p>
          </table:table-cell>
          <table:table-cell office:value-type="float" office:value="908925" table:style-name="ce38">
            <text:p>908.925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6693859091039496" table:style-name="ce39">
            <text:p>76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14" table:style-name="ce38">
            <text:p>88.614</text:p>
          </table:table-cell>
          <table:table-cell office:value-type="percentage" office:value="1" table:style-name="ce39">
            <text:p>100,0%</text:p>
          </table:table-cell>
          <table:table-cell office:value-type="float" office:value="113798" table:style-name="ce38">
            <text:p>113.798</text:p>
          </table:table-cell>
          <table:table-cell office:value-type="percentage" office:value="1" table:style-name="ce39">
            <text:p>100,0%</text:p>
          </table:table-cell>
          <table:table-cell office:value-type="float" office:value="144861" table:style-name="ce38">
            <text:p>144.861</text:p>
          </table:table-cell>
          <table:table-cell office:value-type="percentage" office:value="0.96798572688637641" table:style-name="ce39">
            <text:p>96,8%</text:p>
          </table:table-cell>
          <table:table-cell office:value-type="float" office:value="147783" table:style-name="ce38">
            <text:p>147.783</text:p>
          </table:table-cell>
          <table:table-cell office:value-type="percentage" office:value="0.90862307479479854" table:style-name="ce39">
            <text:p>90,9%</text:p>
          </table:table-cell>
          <table:table-cell office:value-type="float" office:value="140965" table:style-name="ce38">
            <text:p>140.965</text:p>
          </table:table-cell>
          <table:table-cell office:value-type="percentage" office:value="0.84413717940272948" table:style-name="ce39">
            <text:p>84,4%</text:p>
          </table:table-cell>
          <table:table-cell office:value-type="float" office:value="76202" table:style-name="ce38">
            <text:p>76.202</text:p>
          </table:table-cell>
          <table:table-cell office:value-type="percentage" office:value="0.66580458012599275" table:style-name="ce39">
            <text:p>66,6%</text:p>
          </table:table-cell>
          <table:table-cell office:value-type="float" office:value="36006" table:style-name="ce38">
            <text:p>36.006</text:p>
          </table:table-cell>
          <table:table-cell office:value-type="percentage" office:value="0.45513266170317657" table:style-name="ce39">
            <text:p>45,5%</text:p>
          </table:table-cell>
          <table:table-cell office:value-type="float" office:value="4379" table:style-name="ce38">
            <text:p>4.379</text:p>
          </table:table-cell>
          <table:table-cell office:value-type="percentage" office:value="6.8421874999999993E-2" table:style-name="ce39">
            <text:p>6,8%</text:p>
          </table:table-cell>
          <table:table-cell office:value-type="float" office:value="752608" table:style-name="ce38">
            <text:p>752.608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0585313413146853" table:style-name="ce39">
            <text:p>80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973" table:style-name="ce38">
            <text:p>50.973</text:p>
          </table:table-cell>
          <table:table-cell office:value-type="percentage" office:value="1" table:style-name="ce39">
            <text:p>100,0%</text:p>
          </table:table-cell>
          <table:table-cell office:value-type="float" office:value="78150" table:style-name="ce38">
            <text:p>78.150</text:p>
          </table:table-cell>
          <table:table-cell office:value-type="percentage" office:value="0.97061453624124394" table:style-name="ce39">
            <text:p>97,1%</text:p>
          </table:table-cell>
          <table:table-cell office:value-type="float" office:value="105508" table:style-name="ce38">
            <text:p>105.508</text:p>
          </table:table-cell>
          <table:table-cell office:value-type="percentage" office:value="0.90000085301669352" table:style-name="ce39">
            <text:p>90,0%</text:p>
          </table:table-cell>
          <table:table-cell office:value-type="float" office:value="141805" table:style-name="ce38">
            <text:p>141.805</text:p>
          </table:table-cell>
          <table:table-cell office:value-type="percentage" office:value="0.85529291844846411" table:style-name="ce39">
            <text:p>85,5%</text:p>
          </table:table-cell>
          <table:table-cell office:value-type="float" office:value="152353" table:style-name="ce38">
            <text:p>152.353</text:p>
          </table:table-cell>
          <table:table-cell office:value-type="percentage" office:value="0.73896067361232365" table:style-name="ce39">
            <text:p>73,9%</text:p>
          </table:table-cell>
          <table:table-cell office:value-type="float" office:value="102690" table:style-name="ce38">
            <text:p>102.690</text:p>
          </table:table-cell>
          <table:table-cell office:value-type="percentage" office:value="0.56365163266314278" table:style-name="ce39">
            <text:p>56,4%</text:p>
          </table:table-cell>
          <table:table-cell office:value-type="float" office:value="73129" table:style-name="ce38">
            <text:p>73.129</text:p>
          </table:table-cell>
          <table:table-cell office:value-type="percentage" office:value="0.530143103623262" table:style-name="ce39">
            <text:p>53,0%</text:p>
          </table:table-cell>
          <table:table-cell office:value-type="float" office:value="32990" table:style-name="ce38">
            <text:p>32.990</text:p>
          </table:table-cell>
          <table:table-cell office:value-type="percentage" office:value="0.3455173858399665" table:style-name="ce39">
            <text:p>34,6%</text:p>
          </table:table-cell>
          <table:table-cell office:value-type="float" office:value="737598" table:style-name="ce38">
            <text:p>737.598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1274666213146232" table:style-name="ce39">
            <text:p>7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047" table:style-name="ce38">
            <text:p>92.047</text:p>
          </table:table-cell>
          <table:table-cell office:value-type="percentage" office:value="1" table:style-name="ce39">
            <text:p>100,0%</text:p>
          </table:table-cell>
          <table:table-cell office:value-type="float" office:value="149239" table:style-name="ce38">
            <text:p>149.239</text:p>
          </table:table-cell>
          <table:table-cell office:value-type="percentage" office:value="0.96575444409212396" table:style-name="ce39">
            <text:p>96,6%</text:p>
          </table:table-cell>
          <table:table-cell office:value-type="float" office:value="216744" table:style-name="ce38">
            <text:p>216.744</text:p>
          </table:table-cell>
          <table:table-cell office:value-type="percentage" office:value="0.92195395845030881" table:style-name="ce39">
            <text:p>92,2%</text:p>
          </table:table-cell>
          <table:table-cell office:value-type="float" office:value="307754" table:style-name="ce38">
            <text:p>307.754</text:p>
          </table:table-cell>
          <table:table-cell office:value-type="percentage" office:value="0.87801273565527005" table:style-name="ce39">
            <text:p>87,8%</text:p>
          </table:table-cell>
          <table:table-cell office:value-type="float" office:value="292923" table:style-name="ce38">
            <text:p>292.923</text:p>
          </table:table-cell>
          <table:table-cell office:value-type="percentage" office:value="0.75510409255421163" table:style-name="ce39">
            <text:p>75,5%</text:p>
          </table:table-cell>
          <table:table-cell office:value-type="float" office:value="188425" table:style-name="ce38">
            <text:p>188.425</text:p>
          </table:table-cell>
          <table:table-cell office:value-type="percentage" office:value="0.60599677101893001" table:style-name="ce39">
            <text:p>60,6%</text:p>
          </table:table-cell>
          <table:table-cell office:value-type="float" office:value="138624" table:style-name="ce38">
            <text:p>138.624</text:p>
          </table:table-cell>
          <table:table-cell office:value-type="percentage" office:value="0.55064588397921732" table:style-name="ce39">
            <text:p>55,1%</text:p>
          </table:table-cell>
          <table:table-cell office:value-type="float" office:value="35520" table:style-name="ce38">
            <text:p>35.520</text:p>
          </table:table-cell>
          <table:table-cell office:value-type="percentage" office:value="0.19755613274971218" table:style-name="ce39">
            <text:p>19,8%</text:p>
          </table:table-cell>
          <table:table-cell office:value-type="float" office:value="1421276" table:style-name="ce38">
            <text:p>1.421.276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248545727350526" table:style-name="ce39">
            <text:p>72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76" table:style-name="ce38">
            <text:p>42.276</text:p>
          </table:table-cell>
          <table:table-cell office:value-type="percentage" office:value="1" table:style-name="ce39">
            <text:p>100,0%</text:p>
          </table:table-cell>
          <table:table-cell office:value-type="float" office:value="55829" table:style-name="ce38">
            <text:p>55.829</text:p>
          </table:table-cell>
          <table:table-cell office:value-type="percentage" office:value="1" table:style-name="ce39">
            <text:p>100,0%</text:p>
          </table:table-cell>
          <table:table-cell office:value-type="float" office:value="75203" table:style-name="ce38">
            <text:p>75.203</text:p>
          </table:table-cell>
          <table:table-cell office:value-type="percentage" office:value="0.97230590212683432" table:style-name="ce39">
            <text:p>97,2%</text:p>
          </table:table-cell>
          <table:table-cell office:value-type="float" office:value="81494" table:style-name="ce38">
            <text:p>81.494</text:p>
          </table:table-cell>
          <table:table-cell office:value-type="percentage" office:value="0.90585122938064111" table:style-name="ce39">
            <text:p>90,6%</text:p>
          </table:table-cell>
          <table:table-cell office:value-type="float" office:value="81055" table:style-name="ce38">
            <text:p>81.055</text:p>
          </table:table-cell>
          <table:table-cell office:value-type="percentage" office:value="0.8290460166310385" table:style-name="ce39">
            <text:p>82,9%</text:p>
          </table:table-cell>
          <table:table-cell office:value-type="float" office:value="39668" table:style-name="ce38">
            <text:p>39.668</text:p>
          </table:table-cell>
          <table:table-cell office:value-type="percentage" office:value="0.56288223858782793" table:style-name="ce39">
            <text:p>56,3%</text:p>
          </table:table-cell>
          <table:table-cell office:value-type="float" office:value="6394" table:style-name="ce38">
            <text:p>6.394</text:p>
          </table:table-cell>
          <table:table-cell office:value-type="percentage" office:value="0.12660132660132661" table:style-name="ce39">
            <text:p>12,7%</text:p>
          </table:table-cell>
          <table:table-cell office:value-type="float" office:value="547" table:style-name="ce38">
            <text:p>547</text:p>
          </table:table-cell>
          <table:table-cell office:value-type="percentage" office:value="1.2442281009030321E-2" table:style-name="ce39">
            <text:p>1,2%</text:p>
          </table:table-cell>
          <table:table-cell office:value-type="float" office:value="382466" table:style-name="ce38">
            <text:p>382.466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2972008692549706" table:style-name="ce39">
            <text:p>73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767" table:style-name="ce38">
            <text:p>228.767</text:p>
          </table:table-cell>
          <table:table-cell office:value-type="percentage" office:value="1" table:style-name="ce39">
            <text:p>100,0%</text:p>
          </table:table-cell>
          <table:table-cell office:value-type="float" office:value="249375" table:style-name="ce38">
            <text:p>249.375</text:p>
          </table:table-cell>
          <table:table-cell office:value-type="percentage" office:value="1" table:style-name="ce39">
            <text:p>100,0%</text:p>
          </table:table-cell>
          <table:table-cell office:value-type="float" office:value="314073" table:style-name="ce38">
            <text:p>314.073</text:p>
          </table:table-cell>
          <table:table-cell office:value-type="percentage" office:value="0.98586831986188495" table:style-name="ce39">
            <text:p>98,6%</text:p>
          </table:table-cell>
          <table:table-cell office:value-type="float" office:value="342473" table:style-name="ce38">
            <text:p>342.473</text:p>
          </table:table-cell>
          <table:table-cell office:value-type="percentage" office:value="0.89846658359021447" table:style-name="ce39">
            <text:p>89,8%</text:p>
          </table:table-cell>
          <table:table-cell office:value-type="float" office:value="306510" table:style-name="ce38">
            <text:p>306.510</text:p>
          </table:table-cell>
          <table:table-cell office:value-type="percentage" office:value="0.84367129546799524" table:style-name="ce39">
            <text:p>84,4%</text:p>
          </table:table-cell>
          <table:table-cell office:value-type="float" office:value="178433" table:style-name="ce38">
            <text:p>178.433</text:p>
          </table:table-cell>
          <table:table-cell office:value-type="percentage" office:value="0.66633430800312188" table:style-name="ce39">
            <text:p>66,6%</text:p>
          </table:table-cell>
          <table:table-cell office:value-type="float" office:value="56318" table:style-name="ce38">
            <text:p>56.318</text:p>
          </table:table-cell>
          <table:table-cell office:value-type="percentage" office:value="0.26690236296598202" table:style-name="ce39">
            <text:p>26,7%</text:p>
          </table:table-cell>
          <table:table-cell office:value-type="float" office:value="1860" table:style-name="ce38">
            <text:p>1.860</text:p>
          </table:table-cell>
          <table:table-cell office:value-type="percentage" office:value="1.1249410313169068E-2" table:style-name="ce39">
            <text:p>1,1%</text:p>
          </table:table-cell>
          <table:table-cell office:value-type="float" office:value="1677809" table:style-name="ce38">
            <text:p>1.677.80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7096229160855834" table:style-name="ce39">
            <text:p>77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06" table:style-name="ce38">
            <text:p>137.506</text:p>
          </table:table-cell>
          <table:table-cell office:value-type="percentage" office:value="1" table:style-name="ce39">
            <text:p>100,0%</text:p>
          </table:table-cell>
          <table:table-cell office:value-type="float" office:value="157644" table:style-name="ce38">
            <text:p>157.644</text:p>
          </table:table-cell>
          <table:table-cell office:value-type="percentage" office:value="0.99084229514585076" table:style-name="ce39">
            <text:p>99,1%</text:p>
          </table:table-cell>
          <table:table-cell office:value-type="float" office:value="217421" table:style-name="ce38">
            <text:p>217.421</text:p>
          </table:table-cell>
          <table:table-cell office:value-type="percentage" office:value="0.99531687755214149" table:style-name="ce39">
            <text:p>99,5%</text:p>
          </table:table-cell>
          <table:table-cell office:value-type="float" office:value="279254" table:style-name="ce38">
            <text:p>279.254</text:p>
          </table:table-cell>
          <table:table-cell office:value-type="percentage" office:value="0.90820806691860878" table:style-name="ce39">
            <text:p>90,8%</text:p>
          </table:table-cell>
          <table:table-cell office:value-type="float" office:value="271388" table:style-name="ce38">
            <text:p>271.388</text:p>
          </table:table-cell>
          <table:table-cell office:value-type="percentage" office:value="0.82088292675549368" table:style-name="ce39">
            <text:p>82,1%</text:p>
          </table:table-cell>
          <table:table-cell office:value-type="float" office:value="174657" table:style-name="ce38">
            <text:p>174.657</text:p>
          </table:table-cell>
          <table:table-cell office:value-type="percentage" office:value="0.65684972978664991" table:style-name="ce39">
            <text:p>65,7%</text:p>
          </table:table-cell>
          <table:table-cell office:value-type="float" office:value="109902" table:style-name="ce38">
            <text:p>109.902</text:p>
          </table:table-cell>
          <table:table-cell office:value-type="percentage" office:value="0.50393188102105102" table:style-name="ce39">
            <text:p>50,4%</text:p>
          </table:table-cell>
          <table:table-cell office:value-type="float" office:value="6859" table:style-name="ce38">
            <text:p>6.859</text:p>
          </table:table-cell>
          <table:table-cell office:value-type="percentage" office:value="3.9425884625112088E-2" table:style-name="ce39">
            <text:p>3,9%</text:p>
          </table:table-cell>
          <table:table-cell office:value-type="float" office:value="1354631" table:style-name="ce38">
            <text:p>1.354.631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489180576564145" table:style-name="ce39">
            <text:p>7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6738" table:style-name="ce38">
            <text:p>456.738</text:p>
          </table:table-cell>
          <table:table-cell office:value-type="percentage" office:value="1" table:style-name="ce39">
            <text:p>100,0%</text:p>
          </table:table-cell>
          <table:table-cell office:value-type="float" office:value="613557" table:style-name="ce38">
            <text:p>613.557</text:p>
          </table:table-cell>
          <table:table-cell office:value-type="percentage" office:value="0.96578738595795321" table:style-name="ce39">
            <text:p>96,6%</text:p>
          </table:table-cell>
          <table:table-cell office:value-type="float" office:value="775594" table:style-name="ce38">
            <text:p>775.594</text:p>
          </table:table-cell>
          <table:table-cell office:value-type="percentage" office:value="0.92598951269365226" table:style-name="ce39">
            <text:p>92,6%</text:p>
          </table:table-cell>
          <table:table-cell office:value-type="float" office:value="969717" table:style-name="ce38">
            <text:p>969.717</text:p>
          </table:table-cell>
          <table:table-cell office:value-type="percentage" office:value="0.88819817179285199" table:style-name="ce39">
            <text:p>88,8%</text:p>
          </table:table-cell>
          <table:table-cell office:value-type="float" office:value="1026946" table:style-name="ce38">
            <text:p>1.026.946</text:p>
          </table:table-cell>
          <table:table-cell office:value-type="percentage" office:value="0.77990666448959756" table:style-name="ce39">
            <text:p>78,0%</text:p>
          </table:table-cell>
          <table:table-cell office:value-type="float" office:value="582846" table:style-name="ce38">
            <text:p>582.846</text:p>
          </table:table-cell>
          <table:table-cell office:value-type="percentage" office:value="0.55793316817466487" table:style-name="ce39">
            <text:p>55,8%</text:p>
          </table:table-cell>
          <table:table-cell office:value-type="float" office:value="396807" table:style-name="ce38">
            <text:p>396.807</text:p>
          </table:table-cell>
          <table:table-cell office:value-type="percentage" office:value="0.47298896815605501" table:style-name="ce39">
            <text:p>47,3%</text:p>
          </table:table-cell>
          <table:table-cell office:value-type="float" office:value="123565" table:style-name="ce38">
            <text:p>123.565</text:p>
          </table:table-cell>
          <table:table-cell office:value-type="percentage" office:value="0.18831362795390191" table:style-name="ce39">
            <text:p>18,8%</text:p>
          </table:table-cell>
          <table:table-cell office:value-type="float" office:value="4945770" table:style-name="ce38">
            <text:p>4.945.770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2008019381628219" table:style-name="ce39">
            <text:p>72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689" table:style-name="ce38">
            <text:p>295.689</text:p>
          </table:table-cell>
          <table:table-cell office:value-type="percentage" office:value="1" table:style-name="ce39">
            <text:p>100,0%</text:p>
          </table:table-cell>
          <table:table-cell office:value-type="float" office:value="431422" table:style-name="ce38">
            <text:p>431.422</text:p>
          </table:table-cell>
          <table:table-cell office:value-type="percentage" office:value="0.98529216967903133" table:style-name="ce39">
            <text:p>98,5%</text:p>
          </table:table-cell>
          <table:table-cell office:value-type="float" office:value="552529" table:style-name="ce38">
            <text:p>552.529</text:p>
          </table:table-cell>
          <table:table-cell office:value-type="percentage" office:value="0.95144198316595718" table:style-name="ce39">
            <text:p>95,1%</text:p>
          </table:table-cell>
          <table:table-cell office:value-type="float" office:value="698683" table:style-name="ce38">
            <text:p>698.683</text:p>
          </table:table-cell>
          <table:table-cell office:value-type="percentage" office:value="0.92868725858461798" table:style-name="ce39">
            <text:p>92,9%</text:p>
          </table:table-cell>
          <table:table-cell office:value-type="float" office:value="714100" table:style-name="ce38">
            <text:p>714.100</text:p>
          </table:table-cell>
          <table:table-cell office:value-type="percentage" office:value="0.83855103641667095" table:style-name="ce39">
            <text:p>83,9%</text:p>
          </table:table-cell>
          <table:table-cell office:value-type="float" office:value="399246" table:style-name="ce38">
            <text:p>399.246</text:p>
          </table:table-cell>
          <table:table-cell office:value-type="percentage" office:value="0.61539955515068001" table:style-name="ce39">
            <text:p>61,5%</text:p>
          </table:table-cell>
          <table:table-cell office:value-type="float" office:value="98709" table:style-name="ce38">
            <text:p>98.709</text:p>
          </table:table-cell>
          <table:table-cell office:value-type="percentage" office:value="0.19124981109264017" table:style-name="ce39">
            <text:p>19,1%</text:p>
          </table:table-cell>
          <table:table-cell office:value-type="float" office:value="4367" table:style-name="ce38">
            <text:p>4.367</text:p>
          </table:table-cell>
          <table:table-cell office:value-type="percentage" office:value="1.0286645733762669E-2" table:style-name="ce39">
            <text:p>1,0%</text:p>
          </table:table-cell>
          <table:table-cell office:value-type="float" office:value="3194745" table:style-name="ce38">
            <text:p>3.194.745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1176878300548141" table:style-name="ce39">
            <text:p>71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65" table:style-name="ce38">
            <text:p>78.065</text:p>
          </table:table-cell>
          <table:table-cell office:value-type="percentage" office:value="1" table:style-name="ce39">
            <text:p>100,0%</text:p>
          </table:table-cell>
          <table:table-cell office:value-type="float" office:value="95582" table:style-name="ce38">
            <text:p>95.582</text:p>
          </table:table-cell>
          <table:table-cell office:value-type="percentage" office:value="1" table:style-name="ce39">
            <text:p>100,0%</text:p>
          </table:table-cell>
          <table:table-cell office:value-type="float" office:value="130957" table:style-name="ce38">
            <text:p>130.957</text:p>
          </table:table-cell>
          <table:table-cell office:value-type="percentage" office:value="1" table:style-name="ce39">
            <text:p>100,0%</text:p>
          </table:table-cell>
          <table:table-cell office:value-type="float" office:value="158124" table:style-name="ce38">
            <text:p>158.124</text:p>
          </table:table-cell>
          <table:table-cell office:value-type="percentage" office:value="0.93445064296520419" table:style-name="ce39">
            <text:p>93,4%</text:p>
          </table:table-cell>
          <table:table-cell office:value-type="float" office:value="141623" table:style-name="ce38">
            <text:p>141.623</text:p>
          </table:table-cell>
          <table:table-cell office:value-type="percentage" office:value="0.8879518978770361" table:style-name="ce39">
            <text:p>88,8%</text:p>
          </table:table-cell>
          <table:table-cell office:value-type="float" office:value="98563" table:style-name="ce38">
            <text:p>98.563</text:p>
          </table:table-cell>
          <table:table-cell office:value-type="percentage" office:value="0.73841578075952019" table:style-name="ce39">
            <text:p>73,8%</text:p>
          </table:table-cell>
          <table:table-cell office:value-type="float" office:value="38984" table:style-name="ce38">
            <text:p>38.984</text:p>
          </table:table-cell>
          <table:table-cell office:value-type="percentage" office:value="0.34401694316978471" table:style-name="ce39">
            <text:p>34,4%</text:p>
          </table:table-cell>
          <table:table-cell office:value-type="float" office:value="2064" table:style-name="ce38">
            <text:p>2.064</text:p>
          </table:table-cell>
          <table:table-cell office:value-type="percentage" office:value="2.4353982300884956E-2" table:style-name="ce39">
            <text:p>2,4%</text:p>
          </table:table-cell>
          <table:table-cell office:value-type="float" office:value="743962" table:style-name="ce38">
            <text:p>743.962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8029487003336351" table:style-name="ce39">
            <text:p>7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308" table:style-name="ce38">
            <text:p>241.308</text:p>
          </table:table-cell>
          <table:table-cell office:value-type="percentage" office:value="1" table:style-name="ce39">
            <text:p>100,0%</text:p>
          </table:table-cell>
          <table:table-cell office:value-type="float" office:value="289682" table:style-name="ce38">
            <text:p>289.682</text:p>
          </table:table-cell>
          <table:table-cell office:value-type="percentage" office:value="0.99972391134793381" table:style-name="ce39">
            <text:p>100,0%</text:p>
          </table:table-cell>
          <table:table-cell office:value-type="float" office:value="338386" table:style-name="ce38">
            <text:p>338.386</text:p>
          </table:table-cell>
          <table:table-cell office:value-type="percentage" office:value="0.97538098793117856" table:style-name="ce39">
            <text:p>97,5%</text:p>
          </table:table-cell>
          <table:table-cell office:value-type="float" office:value="380998" table:style-name="ce38">
            <text:p>380.998</text:p>
          </table:table-cell>
          <table:table-cell office:value-type="percentage" office:value="0.93867535212829123" table:style-name="ce39">
            <text:p>93,9%</text:p>
          </table:table-cell>
          <table:table-cell office:value-type="float" office:value="387684" table:style-name="ce38">
            <text:p>387.684</text:p>
          </table:table-cell>
          <table:table-cell office:value-type="percentage" office:value="0.87469682167586826" table:style-name="ce39">
            <text:p>87,5%</text:p>
          </table:table-cell>
          <table:table-cell office:value-type="float" office:value="225097" table:style-name="ce38">
            <text:p>225.097</text:p>
          </table:table-cell>
          <table:table-cell office:value-type="percentage" office:value="0.69601555929352399" table:style-name="ce39">
            <text:p>69,6%</text:p>
          </table:table-cell>
          <table:table-cell office:value-type="float" office:value="27122" table:style-name="ce38">
            <text:p>27.122</text:p>
          </table:table-cell>
          <table:table-cell office:value-type="percentage" office:value="0.11742091340846217" table:style-name="ce39">
            <text:p>11,7%</text:p>
          </table:table-cell>
          <table:table-cell office:value-type="float" office:value="3983" table:style-name="ce38">
            <text:p>3.983</text:p>
          </table:table-cell>
          <table:table-cell office:value-type="percentage" office:value="2.2126917286549967E-2" table:style-name="ce39">
            <text:p>2,2%</text:p>
          </table:table-cell>
          <table:table-cell office:value-type="float" office:value="1894260" table:style-name="ce38">
            <text:p>1.894.260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7175079048782702" table:style-name="ce39">
            <text:p>77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41" table:style-name="ce38">
            <text:p>23.341</text:p>
          </table:table-cell>
          <table:table-cell office:value-type="percentage" office:value="1" table:style-name="ce39">
            <text:p>100,0%</text:p>
          </table:table-cell>
          <table:table-cell office:value-type="float" office:value="28569" table:style-name="ce38">
            <text:p>28.569</text:p>
          </table:table-cell>
          <table:table-cell office:value-type="percentage" office:value="1" table:style-name="ce39">
            <text:p>100,0%</text:p>
          </table:table-cell>
          <table:table-cell office:value-type="float" office:value="37100" table:style-name="ce38">
            <text:p>37.100</text:p>
          </table:table-cell>
          <table:table-cell office:value-type="percentage" office:value="0.98361525001325623" table:style-name="ce39">
            <text:p>98,4%</text:p>
          </table:table-cell>
          <table:table-cell office:value-type="float" office:value="43604" table:style-name="ce38">
            <text:p>43.604</text:p>
          </table:table-cell>
          <table:table-cell office:value-type="percentage" office:value="0.91482040953340049" table:style-name="ce39">
            <text:p>91,5%</text:p>
          </table:table-cell>
          <table:table-cell office:value-type="float" office:value="44298" table:style-name="ce38">
            <text:p>44.298</text:p>
          </table:table-cell>
          <table:table-cell office:value-type="percentage" office:value="0.83664796872344038" table:style-name="ce39">
            <text:p>83,7%</text:p>
          </table:table-cell>
          <table:table-cell office:value-type="float" office:value="24797" table:style-name="ce38">
            <text:p>24.797</text:p>
          </table:table-cell>
          <table:table-cell office:value-type="percentage" office:value="0.63066202090592338" table:style-name="ce39">
            <text:p>63,1%</text:p>
          </table:table-cell>
          <table:table-cell office:value-type="float" office:value="7929" table:style-name="ce38">
            <text:p>7.929</text:p>
          </table:table-cell>
          <table:table-cell office:value-type="percentage" office:value="0.26032569439884429" table:style-name="ce39">
            <text:p>26,0%</text:p>
          </table:table-cell>
          <table:table-cell office:value-type="float" office:value="450" table:style-name="ce38">
            <text:p>450</text:p>
          </table:table-cell>
          <table:table-cell office:value-type="percentage" office:value="1.7624941250195834E-2" table:style-name="ce39">
            <text:p>1,8%</text:p>
          </table:table-cell>
          <table:table-cell office:value-type="float" office:value="210088" table:style-name="ce38">
            <text:p>210.088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3982462936225657" table:style-name="ce39">
            <text:p>7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482" table:style-name="ce38">
            <text:p>372.482</text:p>
          </table:table-cell>
          <table:table-cell office:value-type="percentage" office:value="1" table:style-name="ce39">
            <text:p>100,0%</text:p>
          </table:table-cell>
          <table:table-cell office:value-type="float" office:value="507951" table:style-name="ce38">
            <text:p>507.951</text:p>
          </table:table-cell>
          <table:table-cell office:value-type="percentage" office:value="0.96553762633510809" table:style-name="ce39">
            <text:p>96,6%</text:p>
          </table:table-cell>
          <table:table-cell office:value-type="float" office:value="676283" table:style-name="ce38">
            <text:p>676.283</text:p>
          </table:table-cell>
          <table:table-cell office:value-type="percentage" office:value="0.96155393752230478" table:style-name="ce39">
            <text:p>96,2%</text:p>
          </table:table-cell>
          <table:table-cell office:value-type="float" office:value="911528" table:style-name="ce38">
            <text:p>911.528</text:p>
          </table:table-cell>
          <table:table-cell office:value-type="percentage" office:value="0.93703117755964072" table:style-name="ce39">
            <text:p>93,7%</text:p>
          </table:table-cell>
          <table:table-cell office:value-type="float" office:value="957058" table:style-name="ce38">
            <text:p>957.058</text:p>
          </table:table-cell>
          <table:table-cell office:value-type="percentage" office:value="0.82082487471815335" table:style-name="ce39">
            <text:p>82,1%</text:p>
          </table:table-cell>
          <table:table-cell office:value-type="float" office:value="600068" table:style-name="ce38">
            <text:p>600.068</text:p>
          </table:table-cell>
          <table:table-cell office:value-type="percentage" office:value="0.63188997936059976" table:style-name="ce39">
            <text:p>63,2%</text:p>
          </table:table-cell>
          <table:table-cell office:value-type="float" office:value="398675" table:style-name="ce38">
            <text:p>398.675</text:p>
          </table:table-cell>
          <table:table-cell office:value-type="percentage" office:value="0.53695410619886197" table:style-name="ce39">
            <text:p>53,7%</text:p>
          </table:table-cell>
          <table:table-cell office:value-type="float" office:value="81514" table:style-name="ce38">
            <text:p>81.514</text:p>
          </table:table-cell>
          <table:table-cell office:value-type="percentage" office:value="0.14725892524867129" table:style-name="ce39">
            <text:p>14,7%</text:p>
          </table:table-cell>
          <table:table-cell office:value-type="float" office:value="4505559" table:style-name="ce38">
            <text:p>4.505.559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5369797306328257" table:style-name="ce39">
            <text:p>75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556" table:style-name="ce38">
            <text:p>73.556</text:p>
          </table:table-cell>
          <table:table-cell office:value-type="percentage" office:value="1" table:style-name="ce39">
            <text:p>100,0%</text:p>
          </table:table-cell>
          <table:table-cell office:value-type="float" office:value="102142" table:style-name="ce38">
            <text:p>102.142</text:p>
          </table:table-cell>
          <table:table-cell office:value-type="percentage" office:value="0.99264327155754672" table:style-name="ce39">
            <text:p>99,3%</text:p>
          </table:table-cell>
          <table:table-cell office:value-type="float" office:value="142696" table:style-name="ce38">
            <text:p>142.696</text:p>
          </table:table-cell>
          <table:table-cell office:value-type="percentage" office:value="0.97132238324404907" table:style-name="ce39">
            <text:p>97,1%</text:p>
          </table:table-cell>
          <table:table-cell office:value-type="float" office:value="199399" table:style-name="ce38">
            <text:p>199.399</text:p>
          </table:table-cell>
          <table:table-cell office:value-type="percentage" office:value="0.93502175788723407" table:style-name="ce39">
            <text:p>93,5%</text:p>
          </table:table-cell>
          <table:table-cell office:value-type="float" office:value="214930" table:style-name="ce38">
            <text:p>214.930</text:p>
          </table:table-cell>
          <table:table-cell office:value-type="percentage" office:value="0.84565839225360706" table:style-name="ce39">
            <text:p>84,6%</text:p>
          </table:table-cell>
          <table:table-cell office:value-type="float" office:value="135939" table:style-name="ce38">
            <text:p>135.939</text:p>
          </table:table-cell>
          <table:table-cell office:value-type="percentage" office:value="0.65041650119854744" table:style-name="ce39">
            <text:p>65,0%</text:p>
          </table:table-cell>
          <table:table-cell office:value-type="float" office:value="83378" table:style-name="ce38">
            <text:p>83.378</text:p>
          </table:table-cell>
          <table:table-cell office:value-type="percentage" office:value="0.48405787004783801" table:style-name="ce39">
            <text:p>48,4%</text:p>
          </table:table-cell>
          <table:table-cell office:value-type="float" office:value="1958" table:style-name="ce38">
            <text:p>1.958</text:p>
          </table:table-cell>
          <table:table-cell office:value-type="percentage" office:value="1.379903308103232E-2" table:style-name="ce39">
            <text:p>1,4%</text:p>
          </table:table-cell>
          <table:table-cell office:value-type="float" office:value="953998" table:style-name="ce38">
            <text:p>953.998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2816659631778968" table:style-name="ce39">
            <text:p>7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14" table:style-name="ce38">
            <text:p>42.414</text:p>
          </table:table-cell>
          <table:table-cell office:value-type="percentage" office:value="1" table:style-name="ce39">
            <text:p>100,0%</text:p>
          </table:table-cell>
          <table:table-cell office:value-type="float" office:value="55715" table:style-name="ce38">
            <text:p>55.715</text:p>
          </table:table-cell>
          <table:table-cell office:value-type="percentage" office:value="0.99861987381703465" table:style-name="ce39">
            <text:p>99,9%</text:p>
          </table:table-cell>
          <table:table-cell office:value-type="float" office:value="70108" table:style-name="ce38">
            <text:p>70.108</text:p>
          </table:table-cell>
          <table:table-cell office:value-type="percentage" office:value="0.9494068577000162" table:style-name="ce39">
            <text:p>94,9%</text:p>
          </table:table-cell>
          <table:table-cell office:value-type="float" office:value="88621" table:style-name="ce38">
            <text:p>88.621</text:p>
          </table:table-cell>
          <table:table-cell office:value-type="percentage" office:value="0.91650981446625435" table:style-name="ce39">
            <text:p>91,7%</text:p>
          </table:table-cell>
          <table:table-cell office:value-type="float" office:value="90237" table:style-name="ce38">
            <text:p>90.237</text:p>
          </table:table-cell>
          <table:table-cell office:value-type="percentage" office:value="0.83551230532767917" table:style-name="ce39">
            <text:p>83,6%</text:p>
          </table:table-cell>
          <table:table-cell office:value-type="float" office:value="53269" table:style-name="ce38">
            <text:p>53.269</text:p>
          </table:table-cell>
          <table:table-cell office:value-type="percentage" office:value="0.65488499034927039" table:style-name="ce39">
            <text:p>65,5%</text:p>
          </table:table-cell>
          <table:table-cell office:value-type="float" office:value="33014" table:style-name="ce38">
            <text:p>33.014</text:p>
          </table:table-cell>
          <table:table-cell office:value-type="percentage" office:value="0.48459494767126104" table:style-name="ce39">
            <text:p>48,5%</text:p>
          </table:table-cell>
          <table:table-cell office:value-type="float" office:value="4980" table:style-name="ce38">
            <text:p>4.980</text:p>
          </table:table-cell>
          <table:table-cell office:value-type="percentage" office:value="8.8316663119812733E-2" table:style-name="ce39">
            <text:p>8,8%</text:p>
          </table:table-cell>
          <table:table-cell office:value-type="float" office:value="438358" table:style-name="ce38">
            <text:p>438.358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5402938656997287" table:style-name="ce39">
            <text:p>75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659" table:style-name="ce38">
            <text:p>163.659</text:p>
          </table:table-cell>
          <table:table-cell office:value-type="percentage" office:value="1" table:style-name="ce39">
            <text:p>100,0%</text:p>
          </table:table-cell>
          <table:table-cell office:value-type="float" office:value="212892" table:style-name="ce38">
            <text:p>212.892</text:p>
          </table:table-cell>
          <table:table-cell office:value-type="percentage" office:value="0.99911301336111624" table:style-name="ce39">
            <text:p>99,9%</text:p>
          </table:table-cell>
          <table:table-cell office:value-type="float" office:value="273353" table:style-name="ce38">
            <text:p>273.353</text:p>
          </table:table-cell>
          <table:table-cell office:value-type="percentage" office:value="0.97584597974432297" table:style-name="ce39">
            <text:p>97,6%</text:p>
          </table:table-cell>
          <table:table-cell office:value-type="float" office:value="309817" table:style-name="ce38">
            <text:p>309.817</text:p>
          </table:table-cell>
          <table:table-cell office:value-type="percentage" office:value="0.91128811654906072" table:style-name="ce39">
            <text:p>91,1%</text:p>
          </table:table-cell>
          <table:table-cell office:value-type="float" office:value="297730" table:style-name="ce38">
            <text:p>297.730</text:p>
          </table:table-cell>
          <table:table-cell office:value-type="percentage" office:value="0.82215650051224276" table:style-name="ce39">
            <text:p>82,2%</text:p>
          </table:table-cell>
          <table:table-cell office:value-type="float" office:value="155078" table:style-name="ce38">
            <text:p>155.078</text:p>
          </table:table-cell>
          <table:table-cell office:value-type="percentage" office:value="0.59521077135060241" table:style-name="ce39">
            <text:p>59,5%</text:p>
          </table:table-cell>
          <table:table-cell office:value-type="float" office:value="48480" table:style-name="ce38">
            <text:p>48.480</text:p>
          </table:table-cell>
          <table:table-cell office:value-type="percentage" office:value="0.24055494358272053" table:style-name="ce39">
            <text:p>24,1%</text:p>
          </table:table-cell>
          <table:table-cell office:value-type="float" office:value="8456" table:style-name="ce38">
            <text:p>8.456</text:p>
          </table:table-cell>
          <table:table-cell office:value-type="percentage" office:value="5.0152426366795962E-2" table:style-name="ce39">
            <text:p>5,0%</text:p>
          </table:table-cell>
          <table:table-cell office:value-type="float" office:value="1469465" table:style-name="ce38">
            <text:p>1.469.465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4067904168617749" table:style-name="ce39">
            <text:p>74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4" table:style-name="ce38">
            <text:p>2.374</text:p>
          </table:table-cell>
          <table:table-cell office:value-type="percentage" office:value="0.91132437619961615" table:style-name="ce39">
            <text:p>91,1%</text:p>
          </table:table-cell>
          <table:table-cell office:value-type="float" office:value="3824" table:style-name="ce38">
            <text:p>3.824</text:p>
          </table:table-cell>
          <table:table-cell office:value-type="percentage" office:value="0.88559518295507178" table:style-name="ce39">
            <text:p>88,6%</text:p>
          </table:table-cell>
          <table:table-cell office:value-type="float" office:value="7331" table:style-name="ce38">
            <text:p>7.331</text:p>
          </table:table-cell>
          <table:table-cell office:value-type="percentage" office:value="0.93305332824233167" table:style-name="ce39">
            <text:p>93,3%</text:p>
          </table:table-cell>
          <table:table-cell office:value-type="float" office:value="9844" table:style-name="ce38">
            <text:p>9.844</text:p>
          </table:table-cell>
          <table:table-cell office:value-type="percentage" office:value="0.85185185185185186" table:style-name="ce39">
            <text:p>85,2%</text:p>
          </table:table-cell>
          <table:table-cell office:value-type="float" office:value="9949" table:style-name="ce38">
            <text:p>9.949</text:p>
          </table:table-cell>
          <table:table-cell office:value-type="percentage" office:value="0.78697990824236674" table:style-name="ce39">
            <text:p>78,7%</text:p>
          </table:table-cell>
          <table:table-cell office:value-type="float" office:value="7610" table:style-name="ce38">
            <text:p>7.610</text:p>
          </table:table-cell>
          <table:table-cell office:value-type="percentage" office:value="0.63981839582983013" table:style-name="ce39">
            <text:p>64,0%</text:p>
          </table:table-cell>
          <table:table-cell office:value-type="float" office:value="6857" table:style-name="ce38">
            <text:p>6.857</text:p>
          </table:table-cell>
          <table:table-cell office:value-type="percentage" office:value="0.62523935442691714" table:style-name="ce39">
            <text:p>62,5%</text:p>
          </table:table-cell>
          <table:table-cell office:value-type="float" office:value="3047" table:style-name="ce38">
            <text:p>3.047</text:p>
          </table:table-cell>
          <table:table-cell office:value-type="percentage" office:value="0.33388121849660313" table:style-name="ce39">
            <text:p>33,4%</text:p>
          </table:table-cell>
          <table:table-cell office:value-type="float" office:value="50836" table:style-name="ce38">
            <text:p>50.836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1635313182554783" table:style-name="ce39">
            <text:p>71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84" table:style-name="ce38">
            <text:p>1.984</text:p>
          </table:table-cell>
          <table:table-cell office:value-type="percentage" office:value="0.84461472967220097" table:style-name="ce39">
            <text:p>84,5%</text:p>
          </table:table-cell>
          <table:table-cell office:value-type="float" office:value="3260" table:style-name="ce38">
            <text:p>3.260</text:p>
          </table:table-cell>
          <table:table-cell office:value-type="percentage" office:value="0.86979722518676628" table:style-name="ce39">
            <text:p>87,0%</text:p>
          </table:table-cell>
          <table:table-cell office:value-type="float" office:value="6917" table:style-name="ce38">
            <text:p>6.917</text:p>
          </table:table-cell>
          <table:table-cell office:value-type="percentage" office:value="0.88373578638047778" table:style-name="ce39">
            <text:p>88,4%</text:p>
          </table:table-cell>
          <table:table-cell office:value-type="float" office:value="9245" table:style-name="ce38">
            <text:p>9.245</text:p>
          </table:table-cell>
          <table:table-cell office:value-type="percentage" office:value="0.81821400123904775" table:style-name="ce39">
            <text:p>81,8%</text:p>
          </table:table-cell>
          <table:table-cell office:value-type="float" office:value="9387" table:style-name="ce38">
            <text:p>9.387</text:p>
          </table:table-cell>
          <table:table-cell office:value-type="percentage" office:value="0.78211964672554579" table:style-name="ce39">
            <text:p>78,2%</text:p>
          </table:table-cell>
          <table:table-cell office:value-type="float" office:value="7538" table:style-name="ce38">
            <text:p>7.538</text:p>
          </table:table-cell>
          <table:table-cell office:value-type="percentage" office:value="0.62128080441770384" table:style-name="ce39">
            <text:p>62,1%</text:p>
          </table:table-cell>
          <table:table-cell office:value-type="float" office:value="6951" table:style-name="ce38">
            <text:p>6.951</text:p>
          </table:table-cell>
          <table:table-cell office:value-type="percentage" office:value="0.57949145477282205" table:style-name="ce39">
            <text:p>57,9%</text:p>
          </table:table-cell>
          <table:table-cell office:value-type="float" office:value="3061" table:style-name="ce38">
            <text:p>3.061</text:p>
          </table:table-cell>
          <table:table-cell office:value-type="percentage" office:value="0.31972007520367662" table:style-name="ce39">
            <text:p>32,0%</text:p>
          </table:table-cell>
          <table:table-cell office:value-type="float" office:value="48343" table:style-name="ce38">
            <text:p>48.343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8158811172050138" table:style-name="ce39">
            <text:p>68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74" table:style-name="ce38">
            <text:p>3.474</text:p>
          </table:table-cell>
          <table:table-cell office:value-type="string" table:style-name="ce39">
            <text:p>-</text:p>
          </table:table-cell>
          <table:table-cell office:value-type="float" office:value="9359" table:style-name="ce38">
            <text:p>9.359</text:p>
          </table:table-cell>
          <table:table-cell office:value-type="string" table:style-name="ce39">
            <text:p>-</text:p>
          </table:table-cell>
          <table:table-cell office:value-type="float" office:value="21497" table:style-name="ce38">
            <text:p>21.497</text:p>
          </table:table-cell>
          <table:table-cell office:value-type="string" table:style-name="ce39">
            <text:p>-</text:p>
          </table:table-cell>
          <table:table-cell office:value-type="float" office:value="30497" table:style-name="ce38">
            <text:p>30.497</text:p>
          </table:table-cell>
          <table:table-cell office:value-type="string" table:style-name="ce39">
            <text:p>-</text:p>
          </table:table-cell>
          <table:table-cell office:value-type="float" office:value="23257" table:style-name="ce38">
            <text:p>23.257</text:p>
          </table:table-cell>
          <table:table-cell office:value-type="string" table:style-name="ce39">
            <text:p>-</text:p>
          </table:table-cell>
          <table:table-cell office:value-type="float" office:value="922" table:style-name="ce38">
            <text:p>922</text:p>
          </table:table-cell>
          <table:table-cell office:value-type="string" table:style-name="ce39">
            <text:p>-</text:p>
          </table:table-cell>
          <table:table-cell office:value-type="float" office:value="89055" table:style-name="ce38">
            <text:p>89.05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125" table:style-name="ce41">
            <text:p>125</text:p>
          </table:table-cell>
          <table:table-cell office:value-type="string" table:style-name="ce42">
            <text:p>-</text:p>
          </table:table-cell>
          <table:table-cell office:value-type="float" office:value="384" table:style-name="ce41">
            <text:p>384</text:p>
          </table:table-cell>
          <table:table-cell office:value-type="string" table:style-name="ce42">
            <text:p>-</text:p>
          </table:table-cell>
          <table:table-cell office:value-type="float" office:value="724" table:style-name="ce41">
            <text:p>724</text:p>
          </table:table-cell>
          <table:table-cell office:value-type="string" table:style-name="ce42">
            <text:p>-</text:p>
          </table:table-cell>
          <table:table-cell office:value-type="float" office:value="787" table:style-name="ce41">
            <text:p>787</text:p>
          </table:table-cell>
          <table:table-cell office:value-type="string" table:style-name="ce42">
            <text:p>-</text:p>
          </table:table-cell>
          <table:table-cell office:value-type="float" office:value="704" table:style-name="ce41">
            <text:p>704</text:p>
          </table:table-cell>
          <table:table-cell office:value-type="string" table:style-name="ce42">
            <text:p>-</text:p>
          </table:table-cell>
          <table:table-cell office:value-type="float" office:value="77" table:style-name="ce41">
            <text:p>77</text:p>
          </table:table-cell>
          <table:table-cell office:value-type="string" table:style-name="ce42">
            <text:p>-</text:p>
          </table:table-cell>
          <table:table-cell office:value-type="float" office:value="2838" table:style-name="ce41">
            <text:p>2.838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5201" table:style-name="ce45">
            <text:p>2.925.201</text:p>
          </table:table-cell>
          <table:table-cell office:value-type="percentage" office:value="1" table:style-name="ce46">
            <text:p>100,0%</text:p>
          </table:table-cell>
          <table:table-cell office:value-type="float" office:value="3917225" table:style-name="ce45">
            <text:p>3.917.225</text:p>
          </table:table-cell>
          <table:table-cell office:value-type="percentage" office:value="0.98918699156196455" table:style-name="ce46">
            <text:p>98,9%</text:p>
          </table:table-cell>
          <table:table-cell office:value-type="float" office:value="5145136" table:style-name="ce45">
            <text:p>5.145.136</text:p>
          </table:table-cell>
          <table:table-cell office:value-type="percentage" office:value="0.96405274437669497" table:style-name="ce46">
            <text:p>96,4%</text:p>
          </table:table-cell>
          <table:table-cell office:value-type="float" office:value="6438205" table:style-name="ce45">
            <text:p>6.438.205</text:p>
          </table:table-cell>
          <table:table-cell office:value-type="percentage" office:value="0.91538815458903677" table:style-name="ce46">
            <text:p>91,5%</text:p>
          </table:table-cell>
          <table:table-cell office:value-type="float" office:value="6501535" table:style-name="ce45">
            <text:p>6.501.535</text:p>
          </table:table-cell>
          <table:table-cell office:value-type="percentage" office:value="0.82384080969753548" table:style-name="ce46">
            <text:p>82,4%</text:p>
          </table:table-cell>
          <table:table-cell office:value-type="float" office:value="3961043" table:style-name="ce45">
            <text:p>3.961.043</text:p>
          </table:table-cell>
          <table:table-cell office:value-type="percentage" office:value="0.63576031919604559" table:style-name="ce46">
            <text:p>63,6%</text:p>
          </table:table-cell>
          <table:table-cell office:value-type="float" office:value="2064242" table:style-name="ce45">
            <text:p>2.064.242</text:p>
          </table:table-cell>
          <table:table-cell office:value-type="percentage" office:value="0.41747063486927261" table:style-name="ce46">
            <text:p>41,7%</text:p>
          </table:table-cell>
          <table:table-cell office:value-type="float" office:value="362553" table:style-name="ce45">
            <text:p>362.553</text:p>
          </table:table-cell>
          <table:table-cell office:value-type="percentage" office:value="9.3232778372951686E-2" table:style-name="ce46">
            <text:p>9,3%</text:p>
          </table:table-cell>
          <table:table-cell office:value-type="float" office:value="31315140" table:style-name="ce45">
            <text:p>31.315.140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4347741266838541" table:style-name="ce46">
            <text:p>74,3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530" table:style-name="ce35">
            <text:p>425.530</text:p>
          </table:table-cell>
          <table:table-cell office:value-type="percentage" office:value="1" table:style-name="ce36">
            <text:p>100,0%</text:p>
          </table:table-cell>
          <table:table-cell office:value-type="float" office:value="643800" table:style-name="ce35">
            <text:p>643.800</text:p>
          </table:table-cell>
          <table:table-cell office:value-type="percentage" office:value="0.98988131572109272" table:style-name="ce36">
            <text:p>99,0%</text:p>
          </table:table-cell>
          <table:table-cell office:value-type="float" office:value="799105" table:style-name="ce35">
            <text:p>799.105</text:p>
          </table:table-cell>
          <table:table-cell office:value-type="percentage" office:value="0.87224539293366676" table:style-name="ce36">
            <text:p>87,2%</text:p>
          </table:table-cell>
          <table:table-cell office:value-type="float" office:value="1106520" table:style-name="ce35">
            <text:p>1.106.520</text:p>
          </table:table-cell>
          <table:table-cell office:value-type="percentage" office:value="0.87470484679700966" table:style-name="ce36">
            <text:p>87,5%</text:p>
          </table:table-cell>
          <table:table-cell office:value-type="float" office:value="1075174" table:style-name="ce35">
            <text:p>1.075.174</text:p>
          </table:table-cell>
          <table:table-cell office:value-type="percentage" office:value="0.77623502469832806" table:style-name="ce36">
            <text:p>77,6%</text:p>
          </table:table-cell>
          <table:table-cell office:value-type="float" office:value="435474" table:style-name="ce35">
            <text:p>435.474</text:p>
          </table:table-cell>
          <table:table-cell office:value-type="percentage" office:value="0.38192203764721977" table:style-name="ce36">
            <text:p>38,2%</text:p>
          </table:table-cell>
          <table:table-cell office:value-type="float" office:value="111782" table:style-name="ce35">
            <text:p>111.782</text:p>
          </table:table-cell>
          <table:table-cell office:value-type="percentage" office:value="0.12036757864994314" table:style-name="ce36">
            <text:p>12,0%</text:p>
          </table:table-cell>
          <table:table-cell office:value-type="float" office:value="6102" table:style-name="ce35">
            <text:p>6.102</text:p>
          </table:table-cell>
          <table:table-cell office:value-type="percentage" office:value="8.1045866222521513E-3" table:style-name="ce36">
            <text:p>0,8%</text:p>
          </table:table-cell>
          <table:table-cell office:value-type="float" office:value="4603487" table:style-name="ce35">
            <text:p>4.603.487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1775395113375986" table:style-name="ce36">
            <text:p>61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207" table:style-name="ce38">
            <text:p>99.207</text:p>
          </table:table-cell>
          <table:table-cell office:value-type="percentage" office:value="1" table:style-name="ce39">
            <text:p>100,0%</text:p>
          </table:table-cell>
          <table:table-cell office:value-type="float" office:value="117499" table:style-name="ce38">
            <text:p>117.499</text:p>
          </table:table-cell>
          <table:table-cell office:value-type="percentage" office:value="0.98776007734017068" table:style-name="ce39">
            <text:p>98,8%</text:p>
          </table:table-cell>
          <table:table-cell office:value-type="float" office:value="126614" table:style-name="ce38">
            <text:p>126.614</text:p>
          </table:table-cell>
          <table:table-cell office:value-type="percentage" office:value="0.8097232792085286" table:style-name="ce39">
            <text:p>81,0%</text:p>
          </table:table-cell>
          <table:table-cell office:value-type="float" office:value="173316" table:style-name="ce38">
            <text:p>173.316</text:p>
          </table:table-cell>
          <table:table-cell office:value-type="percentage" office:value="0.8741589581673106" table:style-name="ce39">
            <text:p>87,4%</text:p>
          </table:table-cell>
          <table:table-cell office:value-type="float" office:value="163041" table:style-name="ce38">
            <text:p>163.041</text:p>
          </table:table-cell>
          <table:table-cell office:value-type="percentage" office:value="0.75853133156232122" table:style-name="ce39">
            <text:p>75,9%</text:p>
          </table:table-cell>
          <table:table-cell office:value-type="float" office:value="47260" table:style-name="ce38">
            <text:p>47.260</text:p>
          </table:table-cell>
          <table:table-cell office:value-type="percentage" office:value="0.28766906492336536" table:style-name="ce39">
            <text:p>28,8%</text:p>
          </table:table-cell>
          <table:table-cell office:value-type="float" office:value="28483" table:style-name="ce38">
            <text:p>28.483</text:p>
          </table:table-cell>
          <table:table-cell office:value-type="percentage" office:value="0.21842623906258388" table:style-name="ce39">
            <text:p>21,8%</text:p>
          </table:table-cell>
          <table:table-cell office:value-type="float" office:value="6658" table:style-name="ce38">
            <text:p>6.658</text:p>
          </table:table-cell>
          <table:table-cell office:value-type="percentage" office:value="6.4572442754754683E-2" table:style-name="ce39">
            <text:p>6,5%</text:p>
          </table:table-cell>
          <table:table-cell office:value-type="float" office:value="762078" table:style-name="ce38">
            <text:p>762.078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4303108340491455" table:style-name="ce39">
            <text:p>64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523" table:style-name="ce38">
            <text:p>87.523</text:p>
          </table:table-cell>
          <table:table-cell office:value-type="percentage" office:value="0.996549996584155" table:style-name="ce39">
            <text:p>99,7%</text:p>
          </table:table-cell>
          <table:table-cell office:value-type="float" office:value="112759" table:style-name="ce38">
            <text:p>112.759</text:p>
          </table:table-cell>
          <table:table-cell office:value-type="percentage" office:value="1" table:style-name="ce39">
            <text:p>100,0%</text:p>
          </table:table-cell>
          <table:table-cell office:value-type="float" office:value="137110" table:style-name="ce38">
            <text:p>137.110</text:p>
          </table:table-cell>
          <table:table-cell office:value-type="percentage" office:value="0.91619223264640637" table:style-name="ce39">
            <text:p>91,6%</text:p>
          </table:table-cell>
          <table:table-cell office:value-type="float" office:value="144832" table:style-name="ce38">
            <text:p>144.832</text:p>
          </table:table-cell>
          <table:table-cell office:value-type="percentage" office:value="0.89047926465615301" table:style-name="ce39">
            <text:p>89,0%</text:p>
          </table:table-cell>
          <table:table-cell office:value-type="float" office:value="133036" table:style-name="ce38">
            <text:p>133.036</text:p>
          </table:table-cell>
          <table:table-cell office:value-type="percentage" office:value="0.79665614726365774" table:style-name="ce39">
            <text:p>79,7%</text:p>
          </table:table-cell>
          <table:table-cell office:value-type="float" office:value="45490" table:style-name="ce38">
            <text:p>45.490</text:p>
          </table:table-cell>
          <table:table-cell office:value-type="percentage" office:value="0.39746266961407067" table:style-name="ce39">
            <text:p>39,7%</text:p>
          </table:table-cell>
          <table:table-cell office:value-type="float" office:value="10408" table:style-name="ce38">
            <text:p>10.408</text:p>
          </table:table-cell>
          <table:table-cell office:value-type="percentage" office:value="0.13156198253087434" table:style-name="ce39">
            <text:p>13,2%</text:p>
          </table:table-cell>
          <table:table-cell office:value-type="float" office:value="603" table:style-name="ce38">
            <text:p>603</text:p>
          </table:table-cell>
          <table:table-cell office:value-type="percentage" office:value="9.4218749999999997E-3" table:style-name="ce39">
            <text:p>0,9%</text:p>
          </table:table-cell>
          <table:table-cell office:value-type="float" office:value="671761" table:style-name="ce38">
            <text:p>671.761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1928641103640867" table:style-name="ce39">
            <text:p>7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260" table:style-name="ce38">
            <text:p>50.260</text:p>
          </table:table-cell>
          <table:table-cell office:value-type="percentage" office:value="1" table:style-name="ce39">
            <text:p>100,0%</text:p>
          </table:table-cell>
          <table:table-cell office:value-type="float" office:value="77574" table:style-name="ce38">
            <text:p>77.574</text:p>
          </table:table-cell>
          <table:table-cell office:value-type="percentage" office:value="0.96346067862288243" table:style-name="ce39">
            <text:p>96,3%</text:p>
          </table:table-cell>
          <table:table-cell office:value-type="float" office:value="94202" table:style-name="ce38">
            <text:p>94.202</text:p>
          </table:table-cell>
          <table:table-cell office:value-type="percentage" office:value="0.80355878564543504" table:style-name="ce39">
            <text:p>80,4%</text:p>
          </table:table-cell>
          <table:table-cell office:value-type="float" office:value="138485" table:style-name="ce38">
            <text:p>138.485</text:p>
          </table:table-cell>
          <table:table-cell office:value-type="percentage" office:value="0.83526843067124257" table:style-name="ce39">
            <text:p>83,5%</text:p>
          </table:table-cell>
          <table:table-cell office:value-type="float" office:value="144902" table:style-name="ce38">
            <text:p>144.902</text:p>
          </table:table-cell>
          <table:table-cell office:value-type="percentage" office:value="0.70282094561822173" table:style-name="ce39">
            <text:p>70,3%</text:p>
          </table:table-cell>
          <table:table-cell office:value-type="float" office:value="74134" table:style-name="ce38">
            <text:p>74.134</text:p>
          </table:table-cell>
          <table:table-cell office:value-type="percentage" office:value="0.4069115798602535" table:style-name="ce39">
            <text:p>40,7%</text:p>
          </table:table-cell>
          <table:table-cell office:value-type="float" office:value="33361" table:style-name="ce38">
            <text:p>33.361</text:p>
          </table:table-cell>
          <table:table-cell office:value-type="percentage" office:value="0.24184802308216496" table:style-name="ce39">
            <text:p>24,2%</text:p>
          </table:table-cell>
          <table:table-cell office:value-type="float" office:value="9029" table:style-name="ce38">
            <text:p>9.029</text:p>
          </table:table-cell>
          <table:table-cell office:value-type="percentage" office:value="9.4564306661080857E-2" table:style-name="ce39">
            <text:p>9,5%</text:p>
          </table:table-cell>
          <table:table-cell office:value-type="float" office:value="621947" table:style-name="ce38">
            <text:p>621.947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0099220479539883" table:style-name="ce39">
            <text:p>60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344" table:style-name="ce38">
            <text:p>90.344</text:p>
          </table:table-cell>
          <table:table-cell office:value-type="percentage" office:value="1" table:style-name="ce39">
            <text:p>100,0%</text:p>
          </table:table-cell>
          <table:table-cell office:value-type="float" office:value="147252" table:style-name="ce38">
            <text:p>147.252</text:p>
          </table:table-cell>
          <table:table-cell office:value-type="percentage" office:value="0.95289618264296483" table:style-name="ce39">
            <text:p>95,3%</text:p>
          </table:table-cell>
          <table:table-cell office:value-type="float" office:value="191148" table:style-name="ce38">
            <text:p>191.148</text:p>
          </table:table-cell>
          <table:table-cell office:value-type="percentage" office:value="0.81307743351538975" table:style-name="ce39">
            <text:p>81,3%</text:p>
          </table:table-cell>
          <table:table-cell office:value-type="float" office:value="296255" table:style-name="ce38">
            <text:p>296.255</text:p>
          </table:table-cell>
          <table:table-cell office:value-type="percentage" office:value="0.84520644086365093" table:style-name="ce39">
            <text:p>84,5%</text:p>
          </table:table-cell>
          <table:table-cell office:value-type="float" office:value="263782" table:style-name="ce38">
            <text:p>263.782</text:p>
          </table:table-cell>
          <table:table-cell office:value-type="percentage" office:value="0.67998370814901887" table:style-name="ce39">
            <text:p>68,0%</text:p>
          </table:table-cell>
          <table:table-cell office:value-type="float" office:value="118035" table:style-name="ce38">
            <text:p>118.035</text:p>
          </table:table-cell>
          <table:table-cell office:value-type="percentage" office:value="0.37961432329690548" table:style-name="ce39">
            <text:p>38,0%</text:p>
          </table:table-cell>
          <table:table-cell office:value-type="float" office:value="42192" table:style-name="ce38">
            <text:p>42.192</text:p>
          </table:table-cell>
          <table:table-cell office:value-type="percentage" office:value="0.16759616759616761" table:style-name="ce39">
            <text:p>16,8%</text:p>
          </table:table-cell>
          <table:table-cell office:value-type="float" office:value="3860" table:style-name="ce38">
            <text:p>3.860</text:p>
          </table:table-cell>
          <table:table-cell office:value-type="percentage" office:value="2.1468656317958586E-2" table:style-name="ce39">
            <text:p>2,1%</text:p>
          </table:table-cell>
          <table:table-cell office:value-type="float" office:value="1152868" table:style-name="ce38">
            <text:p>1.152.86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8796577269996442" table:style-name="ce39">
            <text:p>58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761" table:style-name="ce38">
            <text:p>41.761</text:p>
          </table:table-cell>
          <table:table-cell office:value-type="percentage" office:value="1" table:style-name="ce39">
            <text:p>100,0%</text:p>
          </table:table-cell>
          <table:table-cell office:value-type="float" office:value="55402" table:style-name="ce38">
            <text:p>55.402</text:p>
          </table:table-cell>
          <table:table-cell office:value-type="percentage" office:value="1" table:style-name="ce39">
            <text:p>100,0%</text:p>
          </table:table-cell>
          <table:table-cell office:value-type="float" office:value="70277" table:style-name="ce38">
            <text:p>70.277</text:p>
          </table:table-cell>
          <table:table-cell office:value-type="percentage" office:value="0.90861723446893783" table:style-name="ce39">
            <text:p>90,9%</text:p>
          </table:table-cell>
          <table:table-cell office:value-type="float" office:value="77081" table:style-name="ce38">
            <text:p>77.081</text:p>
          </table:table-cell>
          <table:table-cell office:value-type="percentage" office:value="0.85679827486550175" table:style-name="ce39">
            <text:p>85,7%</text:p>
          </table:table-cell>
          <table:table-cell office:value-type="float" office:value="68731" table:style-name="ce38">
            <text:p>68.731</text:p>
          </table:table-cell>
          <table:table-cell office:value-type="percentage" office:value="0.70299379148809948" table:style-name="ce39">
            <text:p>70,3%</text:p>
          </table:table-cell>
          <table:table-cell office:value-type="float" office:value="10067" table:style-name="ce38">
            <text:p>10.067</text:p>
          </table:table-cell>
          <table:table-cell office:value-type="percentage" office:value="0.14284903438196189" table:style-name="ce39">
            <text:p>14,3%</text:p>
          </table:table-cell>
          <table:table-cell office:value-type="float" office:value="5259" table:style-name="ce38">
            <text:p>5.259</text:p>
          </table:table-cell>
          <table:table-cell office:value-type="percentage" office:value="0.10412830412830412" table:style-name="ce39">
            <text:p>10,4%</text:p>
          </table:table-cell>
          <table:table-cell office:value-type="float" office:value="194" table:style-name="ce38">
            <text:p>194</text:p>
          </table:table-cell>
          <table:table-cell office:value-type="percentage" office:value="4.4128016741350681E-3" table:style-name="ce39">
            <text:p>0,4%</text:p>
          </table:table-cell>
          <table:table-cell office:value-type="float" office:value="328772" table:style-name="ce38">
            <text:p>328.77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2727545041564359" table:style-name="ce39">
            <text:p>62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818" table:style-name="ce38">
            <text:p>225.818</text:p>
          </table:table-cell>
          <table:table-cell office:value-type="percentage" office:value="1" table:style-name="ce39">
            <text:p>100,0%</text:p>
          </table:table-cell>
          <table:table-cell office:value-type="float" office:value="247497" table:style-name="ce38">
            <text:p>247.497</text:p>
          </table:table-cell>
          <table:table-cell office:value-type="percentage" office:value="1" table:style-name="ce39">
            <text:p>100,0%</text:p>
          </table:table-cell>
          <table:table-cell office:value-type="float" office:value="299724" table:style-name="ce38">
            <text:p>299.724</text:p>
          </table:table-cell>
          <table:table-cell office:value-type="percentage" office:value="0.94082712077218866" table:style-name="ce39">
            <text:p>94,1%</text:p>
          </table:table-cell>
          <table:table-cell office:value-type="float" office:value="334389" table:style-name="ce38">
            <text:p>334.389</text:p>
          </table:table-cell>
          <table:table-cell office:value-type="percentage" office:value="0.87725847707745785" table:style-name="ce39">
            <text:p>87,7%</text:p>
          </table:table-cell>
          <table:table-cell office:value-type="float" office:value="274130" table:style-name="ce38">
            <text:p>274.130</text:p>
          </table:table-cell>
          <table:table-cell office:value-type="percentage" office:value="0.75454507920342417" table:style-name="ce39">
            <text:p>75,5%</text:p>
          </table:table-cell>
          <table:table-cell office:value-type="float" office:value="56317" table:style-name="ce38">
            <text:p>56.317</text:p>
          </table:table-cell>
          <table:table-cell office:value-type="percentage" office:value="0.21030834668369539" table:style-name="ce39">
            <text:p>21,0%</text:p>
          </table:table-cell>
          <table:table-cell office:value-type="float" office:value="26323" table:style-name="ce38">
            <text:p>26.323</text:p>
          </table:table-cell>
          <table:table-cell office:value-type="percentage" office:value="0.12475000710880259" table:style-name="ce39">
            <text:p>12,5%</text:p>
          </table:table-cell>
          <table:table-cell office:value-type="float" office:value="1190" table:style-name="ce38">
            <text:p>1.190</text:p>
          </table:table-cell>
          <table:table-cell office:value-type="percentage" office:value="7.1972033724038657E-3" table:style-name="ce39">
            <text:p>0,7%</text:p>
          </table:table-cell>
          <table:table-cell office:value-type="float" office:value="1465388" table:style-name="ce38">
            <text:p>1.465.388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7335369554918478" table:style-name="ce39">
            <text:p>67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412" table:style-name="ce38">
            <text:p>135.412</text:p>
          </table:table-cell>
          <table:table-cell office:value-type="percentage" office:value="1" table:style-name="ce39">
            <text:p>100,0%</text:p>
          </table:table-cell>
          <table:table-cell office:value-type="float" office:value="156031" table:style-name="ce38">
            <text:p>156.031</text:p>
          </table:table-cell>
          <table:table-cell office:value-type="percentage" office:value="0.98070408105543017" table:style-name="ce39">
            <text:p>98,1%</text:p>
          </table:table-cell>
          <table:table-cell office:value-type="float" office:value="180856" table:style-name="ce38">
            <text:p>180.856</text:p>
          </table:table-cell>
          <table:table-cell office:value-type="percentage" office:value="0.8279284393254106" table:style-name="ce39">
            <text:p>82,8%</text:p>
          </table:table-cell>
          <table:table-cell office:value-type="float" office:value="252810" table:style-name="ce38">
            <text:p>252.810</text:p>
          </table:table-cell>
          <table:table-cell office:value-type="percentage" office:value="0.82220516589804804" table:style-name="ce39">
            <text:p>82,2%</text:p>
          </table:table-cell>
          <table:table-cell office:value-type="float" office:value="238432" table:style-name="ce38">
            <text:p>238.432</text:p>
          </table:table-cell>
          <table:table-cell office:value-type="percentage" office:value="0.72119901392900898" table:style-name="ce39">
            <text:p>72,1%</text:p>
          </table:table-cell>
          <table:table-cell office:value-type="float" office:value="107778" table:style-name="ce38">
            <text:p>107.778</text:p>
          </table:table-cell>
          <table:table-cell office:value-type="percentage" office:value="0.40533130751670737" table:style-name="ce39">
            <text:p>40,5%</text:p>
          </table:table-cell>
          <table:table-cell office:value-type="float" office:value="24236" table:style-name="ce38">
            <text:p>24.236</text:p>
          </table:table-cell>
          <table:table-cell office:value-type="percentage" office:value="0.11112894277107052" table:style-name="ce39">
            <text:p>11,1%</text:p>
          </table:table-cell>
          <table:table-cell office:value-type="float" office:value="985" table:style-name="ce38">
            <text:p>985</text:p>
          </table:table-cell>
          <table:table-cell office:value-type="percentage" office:value="5.661830639413239E-3" table:style-name="ce39">
            <text:p>0,6%</text:p>
          </table:table-cell>
          <table:table-cell office:value-type="float" office:value="1096540" table:style-name="ce38">
            <text:p>1.096.540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0623048412635228" table:style-name="ce39">
            <text:p>60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018" table:style-name="ce38">
            <text:p>449.018</text:p>
          </table:table-cell>
          <table:table-cell office:value-type="percentage" office:value="1" table:style-name="ce39">
            <text:p>100,0%</text:p>
          </table:table-cell>
          <table:table-cell office:value-type="float" office:value="605445" table:style-name="ce38">
            <text:p>605.445</text:p>
          </table:table-cell>
          <table:table-cell office:value-type="percentage" office:value="0.95301845450595946" table:style-name="ce39">
            <text:p>95,3%</text:p>
          </table:table-cell>
          <table:table-cell office:value-type="float" office:value="742842" table:style-name="ce38">
            <text:p>742.842</text:p>
          </table:table-cell>
          <table:table-cell office:value-type="percentage" office:value="0.88688656898890139" table:style-name="ce39">
            <text:p>88,7%</text:p>
          </table:table-cell>
          <table:table-cell office:value-type="float" office:value="910836" table:style-name="ce38">
            <text:p>910.836</text:p>
          </table:table-cell>
          <table:table-cell office:value-type="percentage" office:value="0.83426697686347062" table:style-name="ce39">
            <text:p>83,4%</text:p>
          </table:table-cell>
          <table:table-cell office:value-type="float" office:value="979122" table:style-name="ce38">
            <text:p>979.122</text:p>
          </table:table-cell>
          <table:table-cell office:value-type="percentage" office:value="0.74358707580377514" table:style-name="ce39">
            <text:p>74,4%</text:p>
          </table:table-cell>
          <table:table-cell office:value-type="float" office:value="427209" table:style-name="ce38">
            <text:p>427.209</text:p>
          </table:table-cell>
          <table:table-cell office:value-type="percentage" office:value="0.40894862595390619" table:style-name="ce39">
            <text:p>40,9%</text:p>
          </table:table-cell>
          <table:table-cell office:value-type="float" office:value="166771" table:style-name="ce38">
            <text:p>166.771</text:p>
          </table:table-cell>
          <table:table-cell office:value-type="percentage" office:value="0.19878894074034342" table:style-name="ce39">
            <text:p>19,9%</text:p>
          </table:table-cell>
          <table:table-cell office:value-type="float" office:value="28574" table:style-name="ce38">
            <text:p>28.574</text:p>
          </table:table-cell>
          <table:table-cell office:value-type="percentage" office:value="4.3546907337472532E-2" table:style-name="ce39">
            <text:p>4,4%</text:p>
          </table:table-cell>
          <table:table-cell office:value-type="float" office:value="4309817" table:style-name="ce38">
            <text:p>4.309.81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2748851254156746" table:style-name="ce39">
            <text:p>62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483" table:style-name="ce38">
            <text:p>291.483</text:p>
          </table:table-cell>
          <table:table-cell office:value-type="percentage" office:value="1" table:style-name="ce39">
            <text:p>100,0%</text:p>
          </table:table-cell>
          <table:table-cell office:value-type="float" office:value="427837" table:style-name="ce38">
            <text:p>427.837</text:p>
          </table:table-cell>
          <table:table-cell office:value-type="percentage" office:value="0.97710465854538642" table:style-name="ce39">
            <text:p>97,7%</text:p>
          </table:table-cell>
          <table:table-cell office:value-type="float" office:value="506238" table:style-name="ce38">
            <text:p>506.238</text:p>
          </table:table-cell>
          <table:table-cell office:value-type="percentage" office:value="0.87172996652477575" table:style-name="ce39">
            <text:p>87,2%</text:p>
          </table:table-cell>
          <table:table-cell office:value-type="float" office:value="656809" table:style-name="ce38">
            <text:p>656.809</text:p>
          </table:table-cell>
          <table:table-cell office:value-type="percentage" office:value="0.87302846873861872" table:style-name="ce39">
            <text:p>87,3%</text:p>
          </table:table-cell>
          <table:table-cell office:value-type="float" office:value="609736" table:style-name="ce38">
            <text:p>609.736</text:p>
          </table:table-cell>
          <table:table-cell office:value-type="percentage" office:value="0.71599881632902296" table:style-name="ce39">
            <text:p>71,6%</text:p>
          </table:table-cell>
          <table:table-cell office:value-type="float" office:value="86778" table:style-name="ce38">
            <text:p>86.778</text:p>
          </table:table-cell>
          <table:table-cell office:value-type="percentage" office:value="0.13375999408100697" table:style-name="ce39">
            <text:p>13,4%</text:p>
          </table:table-cell>
          <table:table-cell office:value-type="float" office:value="52175" table:style-name="ce38">
            <text:p>52.175</text:p>
          </table:table-cell>
          <table:table-cell office:value-type="percentage" office:value="0.10108965640173136" table:style-name="ce39">
            <text:p>10,1%</text:p>
          </table:table-cell>
          <table:table-cell office:value-type="float" office:value="2478" table:style-name="ce38">
            <text:p>2.478</text:p>
          </table:table-cell>
          <table:table-cell office:value-type="percentage" office:value="5.8370295691009605E-3" table:style-name="ce39">
            <text:p>0,6%</text:p>
          </table:table-cell>
          <table:table-cell office:value-type="float" office:value="2633534" table:style-name="ce38">
            <text:p>2.633.534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8673455633659566" table:style-name="ce39">
            <text:p>58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26" table:style-name="ce38">
            <text:p>76.926</text:p>
          </table:table-cell>
          <table:table-cell office:value-type="percentage" office:value="1" table:style-name="ce39">
            <text:p>100,0%</text:p>
          </table:table-cell>
          <table:table-cell office:value-type="float" office:value="94752" table:style-name="ce38">
            <text:p>94.752</text:p>
          </table:table-cell>
          <table:table-cell office:value-type="percentage" office:value="1" table:style-name="ce39">
            <text:p>100,0%</text:p>
          </table:table-cell>
          <table:table-cell office:value-type="float" office:value="122813" table:style-name="ce38">
            <text:p>122.813</text:p>
          </table:table-cell>
          <table:table-cell office:value-type="percentage" office:value="0.98017510395300766" table:style-name="ce39">
            <text:p>98,0%</text:p>
          </table:table-cell>
          <table:table-cell office:value-type="float" office:value="155470" table:style-name="ce38">
            <text:p>155.470</text:p>
          </table:table-cell>
          <table:table-cell office:value-type="percentage" office:value="0.91876654689863846" table:style-name="ce39">
            <text:p>91,9%</text:p>
          </table:table-cell>
          <table:table-cell office:value-type="float" office:value="134095" table:style-name="ce38">
            <text:p>134.095</text:p>
          </table:table-cell>
          <table:table-cell office:value-type="percentage" office:value="0.8407526301929853" table:style-name="ce39">
            <text:p>84,1%</text:p>
          </table:table-cell>
          <table:table-cell office:value-type="float" office:value="57084" table:style-name="ce38">
            <text:p>57.084</text:p>
          </table:table-cell>
          <table:table-cell office:value-type="percentage" office:value="0.42766277841458206" table:style-name="ce39">
            <text:p>42,8%</text:p>
          </table:table-cell>
          <table:table-cell office:value-type="float" office:value="12134" table:style-name="ce38">
            <text:p>12.134</text:p>
          </table:table-cell>
          <table:table-cell office:value-type="percentage" office:value="0.10707730321214261" table:style-name="ce39">
            <text:p>10,7%</text:p>
          </table:table-cell>
          <table:table-cell office:value-type="float" office:value="548" table:style-name="ce38">
            <text:p>548</text:p>
          </table:table-cell>
          <table:table-cell office:value-type="percentage" office:value="6.4660766961651918E-3" table:style-name="ce39">
            <text:p>0,6%</text:p>
          </table:table-cell>
          <table:table-cell office:value-type="float" office:value="653822" table:style-name="ce38">
            <text:p>653.822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857527031151508" table:style-name="ce39">
            <text:p>68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437" table:style-name="ce38">
            <text:p>239.437</text:p>
          </table:table-cell>
          <table:table-cell office:value-type="percentage" office:value="1" table:style-name="ce39">
            <text:p>100,0%</text:p>
          </table:table-cell>
          <table:table-cell office:value-type="float" office:value="288282" table:style-name="ce38">
            <text:p>288.282</text:p>
          </table:table-cell>
          <table:table-cell office:value-type="percentage" office:value="0.99489235993677572" table:style-name="ce39">
            <text:p>99,5%</text:p>
          </table:table-cell>
          <table:table-cell office:value-type="float" office:value="328807" table:style-name="ce38">
            <text:p>328.807</text:p>
          </table:table-cell>
          <table:table-cell office:value-type="percentage" office:value="0.9477699919579623" table:style-name="ce39">
            <text:p>94,8%</text:p>
          </table:table-cell>
          <table:table-cell office:value-type="float" office:value="374383" table:style-name="ce38">
            <text:p>374.383</text:p>
          </table:table-cell>
          <table:table-cell office:value-type="percentage" office:value="0.92237779294339095" table:style-name="ce39">
            <text:p>92,2%</text:p>
          </table:table-cell>
          <table:table-cell office:value-type="float" office:value="369427" table:style-name="ce38">
            <text:p>369.427</text:p>
          </table:table-cell>
          <table:table-cell office:value-type="percentage" office:value="0.83350518138806595" table:style-name="ce39">
            <text:p>83,4%</text:p>
          </table:table-cell>
          <table:table-cell office:value-type="float" office:value="74479" table:style-name="ce38">
            <text:p>74.479</text:p>
          </table:table-cell>
          <table:table-cell office:value-type="percentage" office:value="0.23029424132983722" table:style-name="ce39">
            <text:p>23,0%</text:p>
          </table:table-cell>
          <table:table-cell office:value-type="float" office:value="20586" table:style-name="ce38">
            <text:p>20.586</text:p>
          </table:table-cell>
          <table:table-cell office:value-type="percentage" office:value="8.9124213679913064E-2" table:style-name="ce39">
            <text:p>8,9%</text:p>
          </table:table-cell>
          <table:table-cell office:value-type="float" office:value="601" table:style-name="ce38">
            <text:p>601</text:p>
          </table:table-cell>
          <table:table-cell office:value-type="percentage" office:value="3.3387590482592345E-3" table:style-name="ce39">
            <text:p>0,3%</text:p>
          </table:table-cell>
          <table:table-cell office:value-type="float" office:value="1696002" table:style-name="ce38">
            <text:p>1.696.002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9097741818384784" table:style-name="ce39">
            <text:p>6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70" table:style-name="ce38">
            <text:p>23.070</text:p>
          </table:table-cell>
          <table:table-cell office:value-type="percentage" office:value="1" table:style-name="ce39">
            <text:p>100,0%</text:p>
          </table:table-cell>
          <table:table-cell office:value-type="float" office:value="28406" table:style-name="ce38">
            <text:p>28.406</text:p>
          </table:table-cell>
          <table:table-cell office:value-type="percentage" office:value="1" table:style-name="ce39">
            <text:p>100,0%</text:p>
          </table:table-cell>
          <table:table-cell office:value-type="float" office:value="35055" table:style-name="ce38">
            <text:p>35.055</text:p>
          </table:table-cell>
          <table:table-cell office:value-type="percentage" office:value="0.92939710483058491" table:style-name="ce39">
            <text:p>92,9%</text:p>
          </table:table-cell>
          <table:table-cell office:value-type="float" office:value="42229" table:style-name="ce38">
            <text:p>42.229</text:p>
          </table:table-cell>
          <table:table-cell office:value-type="percentage" office:value="0.88597264182611613" table:style-name="ce39">
            <text:p>88,6%</text:p>
          </table:table-cell>
          <table:table-cell office:value-type="float" office:value="33550" table:style-name="ce38">
            <text:p>33.550</text:p>
          </table:table-cell>
          <table:table-cell office:value-type="percentage" office:value="0.63365252044497322" table:style-name="ce39">
            <text:p>63,4%</text:p>
          </table:table-cell>
          <table:table-cell office:value-type="float" office:value="7238" table:style-name="ce38">
            <text:p>7.238</text:p>
          </table:table-cell>
          <table:table-cell office:value-type="percentage" office:value="0.18408403062132811" table:style-name="ce39">
            <text:p>18,4%</text:p>
          </table:table-cell>
          <table:table-cell office:value-type="float" office:value="4102" table:style-name="ce38">
            <text:p>4.102</text:p>
          </table:table-cell>
          <table:table-cell office:value-type="percentage" office:value="0.13467726048985487" table:style-name="ce39">
            <text:p>13,5%</text:p>
          </table:table-cell>
          <table:table-cell office:value-type="float" office:value="196" table:style-name="ce38">
            <text:p>196</text:p>
          </table:table-cell>
          <table:table-cell office:value-type="percentage" office:value="7.6766410778630742E-3" table:style-name="ce39">
            <text:p>0,8%</text:p>
          </table:table-cell>
          <table:table-cell office:value-type="float" office:value="173846" table:style-name="ce38">
            <text:p>173.846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1219847166954255" table:style-name="ce39">
            <text:p>61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8639" table:style-name="ce38">
            <text:p>368.639</text:p>
          </table:table-cell>
          <table:table-cell office:value-type="percentage" office:value="1" table:style-name="ce39">
            <text:p>100,0%</text:p>
          </table:table-cell>
          <table:table-cell office:value-type="float" office:value="504404" table:style-name="ce38">
            <text:p>504.404</text:p>
          </table:table-cell>
          <table:table-cell office:value-type="percentage" office:value="0.9587953185916237" table:style-name="ce39">
            <text:p>95,9%</text:p>
          </table:table-cell>
          <table:table-cell office:value-type="float" office:value="647721" table:style-name="ce38">
            <text:p>647.721</text:p>
          </table:table-cell>
          <table:table-cell office:value-type="percentage" office:value="0.92094386220840208" table:style-name="ce39">
            <text:p>92,1%</text:p>
          </table:table-cell>
          <table:table-cell office:value-type="float" office:value="884568" table:style-name="ce38">
            <text:p>884.568</text:p>
          </table:table-cell>
          <table:table-cell office:value-type="percentage" office:value="0.90931687745365619" table:style-name="ce39">
            <text:p>90,9%</text:p>
          </table:table-cell>
          <table:table-cell office:value-type="float" office:value="788771" table:style-name="ce38">
            <text:p>788.771</text:p>
          </table:table-cell>
          <table:table-cell office:value-type="percentage" office:value="0.67649281157078522" table:style-name="ce39">
            <text:p>67,6%</text:p>
          </table:table-cell>
          <table:table-cell office:value-type="float" office:value="248928" table:style-name="ce38">
            <text:p>248.928</text:p>
          </table:table-cell>
          <table:table-cell office:value-type="percentage" office:value="0.26212880670569899" table:style-name="ce39">
            <text:p>26,2%</text:p>
          </table:table-cell>
          <table:table-cell office:value-type="float" office:value="135329" table:style-name="ce38">
            <text:p>135.329</text:p>
          </table:table-cell>
          <table:table-cell office:value-type="percentage" office:value="0.18226741641132699" table:style-name="ce39">
            <text:p>18,2%</text:p>
          </table:table-cell>
          <table:table-cell office:value-type="float" office:value="14179" table:style-name="ce38">
            <text:p>14.179</text:p>
          </table:table-cell>
          <table:table-cell office:value-type="percentage" office:value="2.5615039147887604E-2" table:style-name="ce39">
            <text:p>2,6%</text:p>
          </table:table-cell>
          <table:table-cell office:value-type="float" office:value="3592539" table:style-name="ce38">
            <text:p>3.592.539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0096635344266758" table:style-name="ce39">
            <text:p>60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344" table:style-name="ce38">
            <text:p>72.344</text:p>
          </table:table-cell>
          <table:table-cell office:value-type="percentage" office:value="1" table:style-name="ce39">
            <text:p>100,0%</text:p>
          </table:table-cell>
          <table:table-cell office:value-type="float" office:value="99214" table:style-name="ce38">
            <text:p>99.214</text:p>
          </table:table-cell>
          <table:table-cell office:value-type="percentage" office:value="0.96418818453046196" table:style-name="ce39">
            <text:p>96,4%</text:p>
          </table:table-cell>
          <table:table-cell office:value-type="float" office:value="123931" table:style-name="ce38">
            <text:p>123.931</text:p>
          </table:table-cell>
          <table:table-cell office:value-type="percentage" office:value="0.8435902497464417" table:style-name="ce39">
            <text:p>84,4%</text:p>
          </table:table-cell>
          <table:table-cell office:value-type="float" office:value="186330" table:style-name="ce38">
            <text:p>186.330</text:p>
          </table:table-cell>
          <table:table-cell office:value-type="percentage" office:value="0.87373860524440106" table:style-name="ce39">
            <text:p>87,4%</text:p>
          </table:table-cell>
          <table:table-cell office:value-type="float" office:value="190853" table:style-name="ce38">
            <text:p>190.853</text:p>
          </table:table-cell>
          <table:table-cell office:value-type="percentage" office:value="0.75092560897398064" table:style-name="ce39">
            <text:p>75,1%</text:p>
          </table:table-cell>
          <table:table-cell office:value-type="float" office:value="62296" table:style-name="ce38">
            <text:p>62.296</text:p>
          </table:table-cell>
          <table:table-cell office:value-type="percentage" office:value="0.29806270723386746" table:style-name="ce39">
            <text:p>29,8%</text:p>
          </table:table-cell>
          <table:table-cell office:value-type="float" office:value="22494" table:style-name="ce38">
            <text:p>22.494</text:p>
          </table:table-cell>
          <table:table-cell office:value-type="percentage" office:value="0.13059077609028844" table:style-name="ce39">
            <text:p>13,1%</text:p>
          </table:table-cell>
          <table:table-cell office:value-type="float" office:value="1505" table:style-name="ce38">
            <text:p>1.505</text:p>
          </table:table-cell>
          <table:table-cell office:value-type="percentage" office:value="1.0606509084245987E-2" table:style-name="ce39">
            <text:p>1,1%</text:p>
          </table:table-cell>
          <table:table-cell office:value-type="float" office:value="758967" table:style-name="ce38">
            <text:p>758.967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7930353848490657" table:style-name="ce39">
            <text:p>57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18" table:style-name="ce38">
            <text:p>41.918</text:p>
          </table:table-cell>
          <table:table-cell office:value-type="percentage" office:value="1" table:style-name="ce39">
            <text:p>100,0%</text:p>
          </table:table-cell>
          <table:table-cell office:value-type="float" office:value="55476" table:style-name="ce38">
            <text:p>55.476</text:p>
          </table:table-cell>
          <table:table-cell office:value-type="percentage" office:value="0.99433610553484375" table:style-name="ce39">
            <text:p>99,4%</text:p>
          </table:table-cell>
          <table:table-cell office:value-type="float" office:value="63470" table:style-name="ce38">
            <text:p>63.470</text:p>
          </table:table-cell>
          <table:table-cell office:value-type="percentage" office:value="0.85951465251069825" table:style-name="ce39">
            <text:p>86,0%</text:p>
          </table:table-cell>
          <table:table-cell office:value-type="float" office:value="86739" table:style-name="ce38">
            <text:p>86.739</text:p>
          </table:table-cell>
          <table:table-cell office:value-type="percentage" office:value="0.89704635241069763" table:style-name="ce39">
            <text:p>89,7%</text:p>
          </table:table-cell>
          <table:table-cell office:value-type="float" office:value="86110" table:style-name="ce38">
            <text:p>86.110</text:p>
          </table:table-cell>
          <table:table-cell office:value-type="percentage" office:value="0.79730004999907411" table:style-name="ce39">
            <text:p>79,7%</text:p>
          </table:table-cell>
          <table:table-cell office:value-type="float" office:value="31230" table:style-name="ce38">
            <text:p>31.230</text:p>
          </table:table-cell>
          <table:table-cell office:value-type="percentage" office:value="0.38393921884412535" table:style-name="ce39">
            <text:p>38,4%</text:p>
          </table:table-cell>
          <table:table-cell office:value-type="float" office:value="11296" table:style-name="ce38">
            <text:p>11.296</text:p>
          </table:table-cell>
          <table:table-cell office:value-type="percentage" office:value="0.16580797627959545" table:style-name="ce39">
            <text:p>16,6%</text:p>
          </table:table-cell>
          <table:table-cell office:value-type="float" office:value="920" table:style-name="ce38">
            <text:p>920</text:p>
          </table:table-cell>
          <table:table-cell office:value-type="percentage" office:value="1.6315528126551748E-2" table:style-name="ce39">
            <text:p>1,6%</text:p>
          </table:table-cell>
          <table:table-cell office:value-type="float" office:value="377159" table:style-name="ce38">
            <text:p>377.159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4875961978415908" table:style-name="ce39">
            <text:p>64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270" table:style-name="ce38">
            <text:p>161.270</text:p>
          </table:table-cell>
          <table:table-cell office:value-type="percentage" office:value="1.0210193099081988" table:style-name="ce39">
            <text:p>102,1%</text:p>
          </table:table-cell>
          <table:table-cell office:value-type="float" office:value="211238" table:style-name="ce38">
            <text:p>211.238</text:p>
          </table:table-cell>
          <table:table-cell office:value-type="percentage" office:value="0.9913507070081331" table:style-name="ce39">
            <text:p>99,1%</text:p>
          </table:table-cell>
          <table:table-cell office:value-type="float" office:value="266062" table:style-name="ce38">
            <text:p>266.062</text:p>
          </table:table-cell>
          <table:table-cell office:value-type="percentage" office:value="0.94981775602511787" table:style-name="ce39">
            <text:p>95,0%</text:p>
          </table:table-cell>
          <table:table-cell office:value-type="float" office:value="304878" table:style-name="ce38">
            <text:p>304.878</text:p>
          </table:table-cell>
          <table:table-cell office:value-type="percentage" office:value="0.89676066322133552" table:style-name="ce39">
            <text:p>89,7%</text:p>
          </table:table-cell>
          <table:table-cell office:value-type="float" office:value="285637" table:style-name="ce38">
            <text:p>285.637</text:p>
          </table:table-cell>
          <table:table-cell office:value-type="percentage" office:value="0.78876269216006278" table:style-name="ce39">
            <text:p>78,9%</text:p>
          </table:table-cell>
          <table:table-cell office:value-type="float" office:value="92575" table:style-name="ce38">
            <text:p>92.575</text:p>
          </table:table-cell>
          <table:table-cell office:value-type="percentage" office:value="0.35531562928192273" table:style-name="ce39">
            <text:p>35,5%</text:p>
          </table:table-cell>
          <table:table-cell office:value-type="float" office:value="31539" table:style-name="ce38">
            <text:p>31.539</text:p>
          </table:table-cell>
          <table:table-cell office:value-type="percentage" office:value="0.15649468576021913" table:style-name="ce39">
            <text:p>15,6%</text:p>
          </table:table-cell>
          <table:table-cell office:value-type="float" office:value="2661" table:style-name="ce38">
            <text:p>2.661</text:p>
          </table:table-cell>
          <table:table-cell office:value-type="percentage" office:value="1.5782356499768693E-2" table:style-name="ce39">
            <text:p>1,6%</text:p>
          </table:table-cell>
          <table:table-cell office:value-type="float" office:value="1355860" table:style-name="ce38">
            <text:p>1.355.860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834168118741315" table:style-name="ce39">
            <text:p>68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5" table:style-name="ce38">
            <text:p>2.345</text:p>
          </table:table-cell>
          <table:table-cell office:value-type="percentage" office:value="0.90019193857965452" table:style-name="ce39">
            <text:p>90,0%</text:p>
          </table:table-cell>
          <table:table-cell office:value-type="float" office:value="3784" table:style-name="ce38">
            <text:p>3.784</text:p>
          </table:table-cell>
          <table:table-cell office:value-type="percentage" office:value="0.87633163501621125" table:style-name="ce39">
            <text:p>87,6%</text:p>
          </table:table-cell>
          <table:table-cell office:value-type="float" office:value="6811" table:style-name="ce38">
            <text:p>6.811</text:p>
          </table:table-cell>
          <table:table-cell office:value-type="percentage" office:value="0.8668703067328497" table:style-name="ce39">
            <text:p>86,7%</text:p>
          </table:table-cell>
          <table:table-cell office:value-type="float" office:value="9610" table:style-name="ce38">
            <text:p>9.610</text:p>
          </table:table-cell>
          <table:table-cell office:value-type="percentage" office:value="0.83160263066805118" table:style-name="ce39">
            <text:p>83,2%</text:p>
          </table:table-cell>
          <table:table-cell office:value-type="float" office:value="9573" table:style-name="ce38">
            <text:p>9.573</text:p>
          </table:table-cell>
          <table:table-cell office:value-type="percentage" office:value="0.75723777883246324" table:style-name="ce39">
            <text:p>75,7%</text:p>
          </table:table-cell>
          <table:table-cell office:value-type="float" office:value="6833" table:style-name="ce38">
            <text:p>6.833</text:p>
          </table:table-cell>
          <table:table-cell office:value-type="percentage" office:value="0.57449134017151504" table:style-name="ce39">
            <text:p>57,4%</text:p>
          </table:table-cell>
          <table:table-cell office:value-type="float" office:value="4873" table:style-name="ce38">
            <text:p>4.873</text:p>
          </table:table-cell>
          <table:table-cell office:value-type="percentage" office:value="0.44433299899699097" table:style-name="ce39">
            <text:p>44,4%</text:p>
          </table:table-cell>
          <table:table-cell office:value-type="float" office:value="1307" table:style-name="ce38">
            <text:p>1.307</text:p>
          </table:table-cell>
          <table:table-cell office:value-type="percentage" office:value="0.14321718167872013" table:style-name="ce39">
            <text:p>14,3%</text:p>
          </table:table-cell>
          <table:table-cell office:value-type="float" office:value="45136" table:style-name="ce38">
            <text:p>45.136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3603184668498558" table:style-name="ce39">
            <text:p>63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23" table:style-name="ce38">
            <text:p>1.923</text:p>
          </table:table-cell>
          <table:table-cell office:value-type="percentage" office:value="0.81864623243933587" table:style-name="ce39">
            <text:p>81,9%</text:p>
          </table:table-cell>
          <table:table-cell office:value-type="float" office:value="3183" table:style-name="ce38">
            <text:p>3.183</text:p>
          </table:table-cell>
          <table:table-cell office:value-type="percentage" office:value="0.84925293489861264" table:style-name="ce39">
            <text:p>84,9%</text:p>
          </table:table-cell>
          <table:table-cell office:value-type="float" office:value="6694" table:style-name="ce38">
            <text:p>6.694</text:p>
          </table:table-cell>
          <table:table-cell office:value-type="percentage" office:value="0.85524466590008941" table:style-name="ce39">
            <text:p>85,5%</text:p>
          </table:table-cell>
          <table:table-cell office:value-type="float" office:value="8971" table:style-name="ce38">
            <text:p>8.971</text:p>
          </table:table-cell>
          <table:table-cell office:value-type="percentage" office:value="0.79396406761660321" table:style-name="ce39">
            <text:p>79,4%</text:p>
          </table:table-cell>
          <table:table-cell office:value-type="float" office:value="9038" table:style-name="ce38">
            <text:p>9.038</text:p>
          </table:table-cell>
          <table:table-cell office:value-type="percentage" office:value="0.75304115980669883" table:style-name="ce39">
            <text:p>75,3%</text:p>
          </table:table-cell>
          <table:table-cell office:value-type="float" office:value="6799" table:style-name="ce38">
            <text:p>6.799</text:p>
          </table:table-cell>
          <table:table-cell office:value-type="percentage" office:value="0.56037253770707984" table:style-name="ce39">
            <text:p>56,0%</text:p>
          </table:table-cell>
          <table:table-cell office:value-type="float" office:value="4136" table:style-name="ce38">
            <text:p>4.136</text:p>
          </table:table-cell>
          <table:table-cell office:value-type="percentage" office:value="0.34481033764068364" table:style-name="ce39">
            <text:p>34,5%</text:p>
          </table:table-cell>
          <table:table-cell office:value-type="float" office:value="336" table:style-name="ce38">
            <text:p>336</text:p>
          </table:table-cell>
          <table:table-cell office:value-type="percentage" office:value="3.509504909128891E-2" table:style-name="ce39">
            <text:p>3,5%</text:p>
          </table:table-cell>
          <table:table-cell office:value-type="float" office:value="41080" table:style-name="ce38">
            <text:p>41.080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7918705147546068" table:style-name="ce39">
            <text:p>57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3239" table:style-name="ce38">
            <text:p>3.239</text:p>
          </table:table-cell>
          <table:table-cell office:value-type="string" table:style-name="ce39">
            <text:p>-</text:p>
          </table:table-cell>
          <table:table-cell office:value-type="float" office:value="8530" table:style-name="ce38">
            <text:p>8.530</text:p>
          </table:table-cell>
          <table:table-cell office:value-type="string" table:style-name="ce39">
            <text:p>-</text:p>
          </table:table-cell>
          <table:table-cell office:value-type="float" office:value="19273" table:style-name="ce38">
            <text:p>19.273</text:p>
          </table:table-cell>
          <table:table-cell office:value-type="string" table:style-name="ce39">
            <text:p>-</text:p>
          </table:table-cell>
          <table:table-cell office:value-type="float" office:value="26225" table:style-name="ce38">
            <text:p>26.225</text:p>
          </table:table-cell>
          <table:table-cell office:value-type="string" table:style-name="ce39">
            <text:p>-</text:p>
          </table:table-cell>
          <table:table-cell office:value-type="float" office:value="19123" table:style-name="ce38">
            <text:p>19.123</text:p>
          </table:table-cell>
          <table:table-cell office:value-type="string" table:style-name="ce39">
            <text:p>-</text:p>
          </table:table-cell>
          <table:table-cell office:value-type="float" office:value="679" table:style-name="ce38">
            <text:p>679</text:p>
          </table:table-cell>
          <table:table-cell office:value-type="string" table:style-name="ce39">
            <text:p>-</text:p>
          </table:table-cell>
          <table:table-cell office:value-type="float" office:value="77107" table:style-name="ce38">
            <text:p>77.10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11" table:style-name="ce41">
            <text:p>111</text:p>
          </table:table-cell>
          <table:table-cell office:value-type="string" table:style-name="ce42">
            <text:p>-</text:p>
          </table:table-cell>
          <table:table-cell office:value-type="float" office:value="360" table:style-name="ce41">
            <text:p>360</text:p>
          </table:table-cell>
          <table:table-cell office:value-type="string" table:style-name="ce42">
            <text:p>-</text:p>
          </table:table-cell>
          <table:table-cell office:value-type="float" office:value="654" table:style-name="ce41">
            <text:p>654</text:p>
          </table:table-cell>
          <table:table-cell office:value-type="string" table:style-name="ce42">
            <text:p>-</text:p>
          </table:table-cell>
          <table:table-cell office:value-type="float" office:value="653" table:style-name="ce41">
            <text:p>653</text:p>
          </table:table-cell>
          <table:table-cell office:value-type="string" table:style-name="ce42">
            <text:p>-</text:p>
          </table:table-cell>
          <table:table-cell office:value-type="float" office:value="537" table:style-name="ce41">
            <text:p>537</text:p>
          </table:table-cell>
          <table:table-cell office:value-type="string" table:style-name="ce42">
            <text:p>-</text:p>
          </table:table-cell>
          <table:table-cell office:value-type="float" office:value="38" table:style-name="ce41">
            <text:p>38</text:p>
          </table:table-cell>
          <table:table-cell office:value-type="string" table:style-name="ce42">
            <text:p>-</text:p>
          </table:table-cell>
          <table:table-cell office:value-type="float" office:value="2387" table:style-name="ce41">
            <text:p>2.387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4265" table:style-name="ce45">
            <text:p>2.884.265</text:p>
          </table:table-cell>
          <table:table-cell office:value-type="percentage" office:value="1" table:style-name="ce46">
            <text:p>100,0%</text:p>
          </table:table-cell>
          <table:table-cell office:value-type="float" office:value="3879870" table:style-name="ce45">
            <text:p>3.879.870</text:p>
          </table:table-cell>
          <table:table-cell office:value-type="percentage" office:value="0.97975401794676575" table:style-name="ce46">
            <text:p>98,0%</text:p>
          </table:table-cell>
          <table:table-cell office:value-type="float" office:value="4752830" table:style-name="ce45">
            <text:p>4.752.830</text:p>
          </table:table-cell>
          <table:table-cell office:value-type="percentage" office:value="0.89054571250514802" table:style-name="ce46">
            <text:p>89,1%</text:p>
          </table:table-cell>
          <table:table-cell office:value-type="float" office:value="6153401" table:style-name="ce45">
            <text:p>6.153.401</text:p>
          </table:table-cell>
          <table:table-cell office:value-type="percentage" office:value="0.8748945375048377" table:style-name="ce46">
            <text:p>87,5%</text:p>
          </table:table-cell>
          <table:table-cell office:value-type="float" office:value="5877067" table:style-name="ce45">
            <text:p>5.877.067</text:p>
          </table:table-cell>
          <table:table-cell office:value-type="percentage" office:value="0.74471146212804606" table:style-name="ce46">
            <text:p>74,5%</text:p>
          </table:table-cell>
          <table:table-cell office:value-type="float" office:value="2022882" table:style-name="ce45">
            <text:p>2.022.882</text:p>
          </table:table-cell>
          <table:table-cell office:value-type="percentage" office:value="0.32467915799347169" table:style-name="ce46">
            <text:p>32,5%</text:p>
          </table:table-cell>
          <table:table-cell office:value-type="float" office:value="767139" table:style-name="ce45">
            <text:p>767.139</text:p>
          </table:table-cell>
          <table:table-cell office:value-type="percentage" office:value="0.15514557177064459" table:style-name="ce46">
            <text:p>15,5%</text:p>
          </table:table-cell>
          <table:table-cell office:value-type="float" office:value="82643" table:style-name="ce45">
            <text:p>82.643</text:p>
          </table:table-cell>
          <table:table-cell office:value-type="percentage" office:value="2.1252165898712316E-2" table:style-name="ce46">
            <text:p>2,1%</text:p>
          </table:table-cell>
          <table:table-cell office:value-type="float" office:value="26420097" table:style-name="ce45">
            <text:p>26.420.097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2726033988696106" table:style-name="ce46">
            <text:p>62,7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7-28T14:47:23Z</meta:creation-date>
    <dc:date>2021-07-28T14:47:40Z</dc:date>
  </office:meta>
</office:document-meta>
</file>